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MT Extra" svg:font-family="'MT Extra'" style:font-family-generic="roman" style:font-pitch="variable"/>
    <style:font-face style:name="Noto Sans CJK SC Regular" svg:font-family="'Noto Sans CJK SC Regular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font-size="14pt" officeooo:rsid="0005b44f" officeooo:paragraph-rsid="0081f25f" style:font-size-asian="14pt" style:font-size-complex="14pt"/>
    </style:style>
    <style:style style:name="P2" style:family="paragraph" style:parent-style-name="Standard">
      <style:text-properties style:font-name="Liberation Serif1" fo:font-size="14pt" officeooo:rsid="001cbe91" officeooo:paragraph-rsid="001ef97e" style:font-size-asian="14pt" style:font-size-complex="14pt"/>
    </style:style>
    <style:style style:name="P3" style:family="paragraph" style:parent-style-name="Standard">
      <style:text-properties style:font-name="Liberation Serif1" fo:font-size="14pt" officeooo:rsid="0080412f" officeooo:paragraph-rsid="0081a97f" style:font-size-asian="14pt" style:font-size-complex="14pt"/>
    </style:style>
    <style:style style:name="P4" style:family="paragraph" style:parent-style-name="Standard">
      <style:text-properties style:font-name="Liberation Serif1" fo:font-size="14pt" style:text-underline-style="none" officeooo:rsid="0005b44f" officeooo:paragraph-rsid="00171782" style:font-size-asian="14pt" style:font-size-complex="14pt"/>
    </style:style>
    <style:style style:name="P5" style:family="paragraph" style:parent-style-name="Standard">
      <style:text-properties style:font-name="Liberation Serif1" fo:font-size="14pt" style:text-underline-style="none" officeooo:rsid="000f77ec" officeooo:paragraph-rsid="0005b44f" style:font-size-asian="14pt" style:font-size-complex="14pt"/>
    </style:style>
    <style:style style:name="P6" style:family="paragraph" style:parent-style-name="Standard">
      <style:text-properties style:font-name="Liberation Serif1" fo:font-size="14pt" style:text-underline-style="none" officeooo:rsid="0081a97f" officeooo:paragraph-rsid="0081a97f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Liberation Serif1" fo:font-size="14pt" fo:font-weight="bold" officeooo:rsid="00891109" officeooo:paragraph-rsid="00891109" style:font-size-asian="14pt" style:font-weight-asian="bold" style:font-size-complex="14pt" style:font-weight-complex="bold"/>
    </style:style>
    <style:style style:name="P8" style:family="paragraph" style:parent-style-name="Standard">
      <style:text-properties style:text-position="0% 100%" style:font-name="Liberation Serif1" fo:font-size="14pt" style:text-underline-style="none" officeooo:rsid="0005b44f" officeooo:paragraph-rsid="0005b44f" style:font-size-asian="14pt" style:font-size-complex="14pt"/>
    </style:style>
    <style:style style:name="P9" style:family="paragraph" style:parent-style-name="Standard">
      <style:text-properties style:text-position="0% 100%" style:font-name="Liberation Serif1" fo:font-size="14pt" style:text-underline-style="none" officeooo:rsid="0005b44f" officeooo:paragraph-rsid="008378b5" style:font-size-asian="14pt" style:font-size-complex="14pt"/>
    </style:style>
    <style:style style:name="P10" style:family="paragraph" style:parent-style-name="Standard">
      <style:text-properties style:text-position="0% 100%" style:font-name="Liberation Serif1" fo:font-size="14pt" style:text-underline-style="none" officeooo:rsid="0005b44f" officeooo:paragraph-rsid="008e095d" style:font-size-asian="14pt" style:font-size-complex="14pt"/>
    </style:style>
    <style:style style:name="P11" style:family="paragraph" style:parent-style-name="Standard">
      <style:text-properties style:text-position="0% 100%" style:font-name="Liberation Serif1" fo:font-size="14pt" style:text-underline-style="none" officeooo:rsid="0005b44f" officeooo:paragraph-rsid="00bd6744" style:font-size-asian="14pt" style:font-size-complex="14pt"/>
    </style:style>
    <style:style style:name="P12" style:family="paragraph" style:parent-style-name="Standard">
      <style:text-properties style:text-position="0% 100%" style:font-name="Liberation Serif1" fo:font-size="14pt" style:text-underline-style="none" officeooo:rsid="0005b44f" officeooo:paragraph-rsid="00be6b20" style:font-size-asian="14pt" style:font-size-complex="14pt"/>
    </style:style>
    <style:style style:name="P13" style:family="paragraph" style:parent-style-name="Standard">
      <style:text-properties style:text-position="0% 100%" style:font-name="Liberation Serif1" fo:font-size="14pt" style:text-underline-style="none" officeooo:rsid="0005b44f" officeooo:paragraph-rsid="00c647ea" style:font-size-asian="14pt" style:font-size-complex="14pt"/>
    </style:style>
    <style:style style:name="P14" style:family="paragraph" style:parent-style-name="Standard">
      <style:text-properties style:text-position="0% 100%" style:font-name="Liberation Serif1" fo:font-size="14pt" style:text-underline-style="none" officeooo:rsid="0005b44f" officeooo:paragraph-rsid="00cb0878" style:font-size-asian="14pt" style:font-size-complex="14pt"/>
    </style:style>
    <style:style style:name="P15" style:family="paragraph" style:parent-style-name="Standard">
      <style:text-properties style:text-position="0% 100%" style:font-name="Liberation Serif1" fo:font-size="14pt" style:text-underline-style="none" officeooo:rsid="0005b44f" officeooo:paragraph-rsid="012a92b4" style:font-size-asian="14pt" style:font-size-complex="14pt"/>
    </style:style>
    <style:style style:name="P16" style:family="paragraph" style:parent-style-name="Standard">
      <style:text-properties style:text-position="0% 100%" style:font-name="Liberation Serif1" fo:font-size="14pt" style:text-underline-style="none" officeooo:rsid="0005b44f" officeooo:paragraph-rsid="015bcc9b" style:font-size-asian="14pt" style:font-size-complex="14pt"/>
    </style:style>
    <style:style style:name="P17" style:family="paragraph" style:parent-style-name="Standard">
      <style:text-properties style:text-position="0% 100%" style:font-name="Liberation Serif1" fo:font-size="14pt" style:text-underline-style="none" officeooo:rsid="0005b44f" officeooo:paragraph-rsid="018993a9" style:font-size-asian="14pt" style:font-size-complex="14pt"/>
    </style:style>
    <style:style style:name="P18" style:family="paragraph" style:parent-style-name="Standard">
      <style:text-properties style:text-position="0% 100%" style:font-name="Liberation Serif1" fo:font-size="14pt" style:text-underline-style="none" officeooo:rsid="0005b44f" officeooo:paragraph-rsid="01cad382" style:font-size-asian="14pt" style:font-size-complex="14pt"/>
    </style:style>
    <style:style style:name="P19" style:family="paragraph" style:parent-style-name="Standard">
      <style:text-properties style:text-position="0% 100%" style:font-name="Liberation Serif1" fo:font-size="14pt" style:text-underline-style="none" officeooo:rsid="000f77ec" officeooo:paragraph-rsid="002b3487" style:font-size-asian="14pt" style:font-size-complex="14pt"/>
    </style:style>
    <style:style style:name="P20" style:family="paragraph" style:parent-style-name="Standard">
      <style:text-properties style:text-position="0% 100%" style:font-name="Liberation Serif1" fo:font-size="14pt" style:text-underline-style="none" officeooo:rsid="000f77ec" officeooo:paragraph-rsid="00c647ea" style:font-size-asian="14pt" style:font-size-complex="14pt"/>
    </style:style>
    <style:style style:name="P21" style:family="paragraph" style:parent-style-name="Standard">
      <style:text-properties style:text-position="0% 100%" style:font-name="Liberation Serif1" fo:font-size="14pt" style:text-underline-style="none" officeooo:rsid="000f77ec" officeooo:paragraph-rsid="0126e6b8" style:font-size-asian="14pt" style:font-size-complex="14pt"/>
    </style:style>
    <style:style style:name="P22" style:family="paragraph" style:parent-style-name="Standard">
      <style:text-properties style:text-position="0% 100%" style:font-name="Liberation Serif1" fo:font-size="14pt" style:text-underline-style="none" officeooo:rsid="000f77ec" officeooo:paragraph-rsid="012a724d" style:font-size-asian="14pt" style:font-size-complex="14pt"/>
    </style:style>
    <style:style style:name="P23" style:family="paragraph" style:parent-style-name="Standard">
      <style:text-properties style:text-position="0% 100%" style:font-name="Liberation Serif1" fo:font-size="14pt" style:text-underline-style="none" officeooo:rsid="000f77ec" officeooo:paragraph-rsid="011cad5c" style:font-size-asian="14pt" style:font-size-complex="14pt"/>
    </style:style>
    <style:style style:name="P24" style:family="paragraph" style:parent-style-name="Standard">
      <style:text-properties style:text-position="0% 100%" style:font-name="Liberation Serif1" fo:font-size="14pt" style:text-underline-style="none" officeooo:rsid="000f77ec" officeooo:paragraph-rsid="00edc9d5" style:font-size-asian="14pt" style:font-size-complex="14pt"/>
    </style:style>
    <style:style style:name="P25" style:family="paragraph" style:parent-style-name="Standard">
      <style:text-properties style:text-position="0% 100%" style:font-name="Liberation Serif1" fo:font-size="14pt" style:text-underline-style="none" officeooo:rsid="000f77ec" officeooo:paragraph-rsid="01b13a5d" style:font-size-asian="14pt" style:font-size-complex="14pt"/>
    </style:style>
    <style:style style:name="P26" style:family="paragraph" style:parent-style-name="Standard">
      <style:text-properties style:text-position="0% 100%" style:font-name="Liberation Serif1" fo:font-size="14pt" style:text-underline-style="none" officeooo:rsid="000f77ec" officeooo:paragraph-rsid="01c99b8d" style:font-size-asian="14pt" style:font-size-complex="14pt"/>
    </style:style>
    <style:style style:name="P27" style:family="paragraph" style:parent-style-name="Standard">
      <style:text-properties style:text-position="0% 100%" style:font-name="Liberation Serif1" fo:font-size="14pt" style:text-underline-style="none" officeooo:rsid="00bd6744" officeooo:paragraph-rsid="002b3487" style:font-size-asian="14pt" style:font-size-complex="14pt"/>
    </style:style>
    <style:style style:name="P28" style:family="paragraph" style:parent-style-name="Standard">
      <style:text-properties style:text-position="0% 100%" style:font-name="Liberation Serif1" fo:font-size="14pt" style:text-underline-style="none" officeooo:rsid="00bd6744" officeooo:paragraph-rsid="00edc9d5" style:font-size-asian="14pt" style:font-size-complex="14pt"/>
    </style:style>
    <style:style style:name="P29" style:family="paragraph" style:parent-style-name="Standard">
      <style:text-properties style:text-position="0% 100%" style:font-name="Liberation Serif1" fo:font-size="14pt" style:text-underline-style="none" officeooo:rsid="00bd6744" officeooo:paragraph-rsid="01b13a5d" style:font-size-asian="14pt" style:font-size-complex="14pt"/>
    </style:style>
    <style:style style:name="P30" style:family="paragraph" style:parent-style-name="Standard">
      <style:text-properties style:text-position="0% 100%" style:font-name="Liberation Serif1" fo:font-size="14pt" style:text-underline-style="none" officeooo:rsid="00bd6744" officeooo:paragraph-rsid="01c99b8d" style:font-size-asian="14pt" style:font-size-complex="14pt"/>
    </style:style>
    <style:style style:name="P31" style:family="paragraph" style:parent-style-name="Standard">
      <style:text-properties style:text-position="0% 100%" style:font-name="Liberation Serif1" fo:font-size="14pt" style:text-underline-style="none" officeooo:rsid="00152cdb" officeooo:paragraph-rsid="00d5f680" style:font-size-asian="14pt" style:font-size-complex="14pt"/>
    </style:style>
    <style:style style:name="P32" style:family="paragraph" style:parent-style-name="Standard">
      <style:text-properties style:text-position="0% 100%" style:font-name="Liberation Serif1" fo:font-size="14pt" style:text-underline-style="none" officeooo:rsid="00152cdb" officeooo:paragraph-rsid="015a5d04" style:font-size-asian="14pt" style:font-size-complex="14pt"/>
    </style:style>
    <style:style style:name="P33" style:family="paragraph" style:parent-style-name="Standard">
      <style:text-properties style:text-position="0% 100%" style:font-name="Liberation Serif1" fo:font-size="14pt" style:text-underline-style="none" officeooo:rsid="00152cdb" officeooo:paragraph-rsid="0196894f" style:font-size-asian="14pt" style:font-size-complex="14pt"/>
    </style:style>
    <style:style style:name="P34" style:family="paragraph" style:parent-style-name="Standard">
      <style:text-properties style:text-position="0% 100%" style:font-name="Liberation Serif1" fo:font-size="14pt" style:text-underline-style="none" officeooo:rsid="0122ea0d" officeooo:paragraph-rsid="0176f5fe" style:font-size-asian="14pt" style:font-size-complex="14pt"/>
    </style:style>
    <style:style style:name="P35" style:family="paragraph" style:parent-style-name="Standard">
      <style:text-properties style:text-position="0% 100%" style:font-name="Liberation Serif1" fo:font-size="14pt" style:text-underline-style="none" officeooo:rsid="0122ea0d" officeooo:paragraph-rsid="01b13a5d" style:font-size-asian="14pt" style:font-size-complex="14pt"/>
    </style:style>
    <style:style style:name="P36" style:family="paragraph" style:parent-style-name="Standard">
      <style:text-properties style:text-position="0% 100%" style:font-name="Liberation Serif1" fo:font-size="14pt" style:text-underline-style="none" officeooo:rsid="0122ea0d" officeooo:paragraph-rsid="01c5d737" style:font-size-asian="14pt" style:font-size-complex="14pt"/>
    </style:style>
    <style:style style:name="P37" style:family="paragraph" style:parent-style-name="Standard">
      <style:text-properties style:text-position="0% 100%" style:font-name="Liberation Serif1" fo:font-size="14pt" style:text-underline-style="none" officeooo:rsid="018d4b1d" officeooo:paragraph-rsid="018d4b1d" style:font-size-asian="14pt" style:font-size-complex="14pt"/>
    </style:style>
    <style:style style:name="P38" style:family="paragraph" style:parent-style-name="Standard">
      <style:text-properties style:text-position="0% 100%" style:font-name="Liberation Serif1" fo:font-size="14pt" style:text-underline-style="none" officeooo:rsid="001cf72a" officeooo:paragraph-rsid="001cf72a" style:font-size-asian="14pt" style:font-size-complex="14pt"/>
    </style:style>
    <style:style style:name="P39" style:family="paragraph" style:parent-style-name="Standard">
      <style:text-properties style:text-position="0% 100%" style:font-name="Liberation Serif1" fo:font-size="14pt" style:text-underline-style="none" officeooo:rsid="01d6a299" officeooo:paragraph-rsid="01d6a299" style:font-size-asian="14pt" style:font-size-complex="14pt"/>
    </style:style>
    <style:style style:name="P40" style:family="paragraph" style:parent-style-name="Standard">
      <style:text-properties style:text-position="0% 100%" style:font-name="Liberation Serif1" fo:font-size="14pt" style:text-underline-style="none" officeooo:rsid="01e2f65d" officeooo:paragraph-rsid="01e2f65d" style:font-size-asian="14pt" style:font-size-complex="14pt"/>
    </style:style>
    <style:style style:name="P41" style:family="paragraph" style:parent-style-name="Standard">
      <style:text-properties style:text-position="0% 100%" style:font-name="Liberation Serif1" fo:font-size="14pt" style:text-underline-style="none" fo:font-weight="bold" officeooo:rsid="00bc58aa" officeooo:paragraph-rsid="00bc58aa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text-position="0% 100%" style:font-name="Liberation Serif1" fo:font-size="14pt" style:text-underline-style="none" fo:font-weight="bold" officeooo:rsid="00891109" officeooo:paragraph-rsid="00f3ca4c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center" style:justify-single-word="false"/>
      <style:text-properties style:text-position="0% 100%" style:font-name="Liberation Serif1" fo:font-size="14pt" style:text-underline-style="none" fo:font-weight="bold" officeooo:rsid="0122ea0d" officeooo:paragraph-rsid="01094725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text-position="0% 100%" style:font-name="Liberation Serif1" fo:font-size="14pt" style:text-underline-style="none" fo:font-weight="bold" officeooo:rsid="0008ce61" officeooo:paragraph-rsid="01094725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1aeb8df" officeooo:paragraph-rsid="01aeb8df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005b44f" officeooo:paragraph-rsid="01aeb8df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005b44f" officeooo:paragraph-rsid="01b13a5d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005b44f" officeooo:paragraph-rsid="01bc9983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005b44f" officeooo:paragraph-rsid="01be7f89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1b81e91" officeooo:paragraph-rsid="01b81e91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00f77ec" officeooo:paragraph-rsid="01c99b8d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1f4214f" officeooo:paragraph-rsid="01f4214f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text-position="0% 100%" style:font-name="Liberation Serif1" fo:font-size="16pt" style:text-underline-style="none" fo:font-weight="bold" officeooo:rsid="01ef3c36" officeooo:paragraph-rsid="01ef3c36" style:font-size-asian="16pt" style:font-weight-asian="bold" style:font-size-complex="16pt" style:font-weight-complex="bold"/>
    </style:style>
    <style:style style:name="P54" style:family="paragraph" style:parent-style-name="Standard">
      <style:text-properties fo:font-size="14pt" officeooo:rsid="0005b44f" officeooo:paragraph-rsid="002b3487" style:font-size-asian="14pt" style:font-size-complex="14pt"/>
    </style:style>
    <style:style style:name="P55" style:family="paragraph" style:parent-style-name="Standard">
      <style:text-properties fo:font-size="14pt" officeooo:rsid="0005b44f" officeooo:paragraph-rsid="008378b5" style:font-size-asian="14pt" style:font-size-complex="14pt"/>
    </style:style>
    <style:style style:name="P56" style:family="paragraph" style:parent-style-name="Standard">
      <style:text-properties fo:font-size="14pt" officeooo:rsid="0005b44f" officeooo:paragraph-rsid="008d56e7" style:font-size-asian="14pt" style:font-size-complex="14pt"/>
    </style:style>
    <style:style style:name="P57" style:family="paragraph" style:parent-style-name="Standard">
      <style:text-properties fo:font-size="14pt" officeooo:rsid="0005b44f" officeooo:paragraph-rsid="009c6108" style:font-size-asian="14pt" style:font-size-complex="14pt"/>
    </style:style>
    <style:style style:name="P58" style:family="paragraph" style:parent-style-name="Standard">
      <style:text-properties fo:font-size="14pt" officeooo:rsid="0005b44f" officeooo:paragraph-rsid="00be6b20" style:font-size-asian="14pt" style:font-size-complex="14pt"/>
    </style:style>
    <style:style style:name="P59" style:family="paragraph" style:parent-style-name="Standard">
      <style:text-properties fo:font-size="14pt" officeooo:rsid="0005b44f" officeooo:paragraph-rsid="00edc9d5" style:font-size-asian="14pt" style:font-size-complex="14pt"/>
    </style:style>
    <style:style style:name="P60" style:family="paragraph" style:parent-style-name="Standard">
      <style:text-properties fo:font-size="14pt" officeooo:rsid="00152cdb" officeooo:paragraph-rsid="018993a9" style:font-size-asian="14pt" style:font-size-complex="14pt"/>
    </style:style>
    <style:style style:name="P61" style:family="paragraph" style:parent-style-name="Standard">
      <style:text-properties style:font-name="Liberation Serif1" fo:font-size="14pt" officeooo:rsid="001cbe91" officeooo:paragraph-rsid="001ef97e" style:font-size-asian="14pt" style:font-size-complex="14pt"/>
    </style:style>
    <style:style style:name="P62" style:family="paragraph" style:parent-style-name="Standard">
      <style:text-properties style:font-name="Liberation Serif1" fo:font-size="14pt" officeooo:rsid="01fc694f" officeooo:paragraph-rsid="01fc694f" style:font-size-asian="14pt" style:font-size-complex="14pt"/>
    </style:style>
    <style:style style:name="P63" style:family="paragraph" style:parent-style-name="Standard">
      <style:text-properties style:font-name="Liberation Serif1" fo:font-size="14pt" officeooo:rsid="01fc694f" officeooo:paragraph-rsid="01fcfb06" style:font-size-asian="14pt" style:font-size-complex="14pt"/>
    </style:style>
    <style:style style:name="P64" style:family="paragraph" style:parent-style-name="Standard">
      <style:text-properties style:font-name="Liberation Serif1" fo:font-size="14pt" officeooo:rsid="01fc694f" officeooo:paragraph-rsid="0205a554" style:font-size-asian="14pt" style:font-size-complex="14pt"/>
    </style:style>
    <style:style style:name="P65" style:family="paragraph" style:parent-style-name="Standard">
      <style:text-properties style:font-name="Liberation Serif1" fo:font-size="14pt" officeooo:rsid="01fcfb06" officeooo:paragraph-rsid="01fcfb06" style:font-size-asian="14pt" style:font-size-complex="14pt"/>
    </style:style>
    <style:style style:name="P66" style:family="paragraph" style:parent-style-name="Standard">
      <style:text-properties style:font-name="Liberation Serif1" fo:font-size="14pt" officeooo:rsid="0005b44f" officeooo:paragraph-rsid="01fcfb06" style:font-size-asian="14pt" style:font-size-complex="14pt"/>
    </style:style>
    <style:style style:name="P67" style:family="paragraph" style:parent-style-name="Standard">
      <style:text-properties style:font-name="Liberation Serif1" fo:font-size="14pt" officeooo:rsid="0005b44f" officeooo:paragraph-rsid="020327fc" style:font-size-asian="14pt" style:font-size-complex="14pt"/>
    </style:style>
    <style:style style:name="P68" style:family="paragraph" style:parent-style-name="Standard">
      <style:text-properties style:font-name="Liberation Serif1" fo:font-size="14pt" officeooo:rsid="0005b44f" officeooo:paragraph-rsid="01b68015" style:font-size-asian="14pt" style:font-size-complex="14pt"/>
    </style:style>
    <style:style style:name="P69" style:family="paragraph" style:parent-style-name="Standard">
      <style:text-properties style:font-name="Liberation Serif1" fo:font-size="14pt" style:text-underline-style="none" officeooo:rsid="0005b44f" officeooo:paragraph-rsid="00d5f680" style:font-size-asian="14pt" style:font-size-complex="14pt"/>
    </style:style>
    <style:style style:name="P70" style:family="paragraph" style:parent-style-name="Standard">
      <style:text-properties style:font-name="Liberation Serif1" fo:font-size="14pt" style:text-underline-style="none" officeooo:rsid="0005b44f" officeooo:paragraph-rsid="019e245b" style:font-size-asian="14pt" style:font-size-complex="14pt"/>
    </style:style>
    <style:style style:name="P71" style:family="paragraph" style:parent-style-name="Standard">
      <style:text-properties style:font-name="Liberation Serif1" fo:font-size="14pt" style:text-underline-style="none" officeooo:rsid="0005b44f" officeooo:paragraph-rsid="0204fcf0" style:font-size-asian="14pt" style:font-size-complex="14pt"/>
    </style:style>
    <style:style style:name="P72" style:family="paragraph" style:parent-style-name="Standard">
      <style:text-properties style:font-name="Liberation Serif1" fo:font-size="14pt" style:text-underline-style="none" officeooo:rsid="0005b44f" officeooo:paragraph-rsid="00171782" style:font-size-asian="14pt" style:font-size-complex="14pt"/>
    </style:style>
    <style:style style:name="P73" style:family="paragraph" style:parent-style-name="Standard">
      <style:text-properties style:font-name="Liberation Serif1" fo:font-size="14pt" style:text-underline-style="none" officeooo:rsid="0005b44f" officeooo:paragraph-rsid="021ad930" style:font-size-asian="14pt" style:font-size-complex="14pt"/>
    </style:style>
    <style:style style:name="P74" style:family="paragraph" style:parent-style-name="Standard">
      <style:text-properties style:font-name="Liberation Serif1" fo:font-size="14pt" style:text-underline-style="none" officeooo:rsid="000f77ec" officeooo:paragraph-rsid="0005b44f" style:font-size-asian="14pt" style:font-size-complex="14pt"/>
    </style:style>
    <style:style style:name="P75" style:family="paragraph" style:parent-style-name="Standard">
      <style:text-properties style:font-name="Liberation Serif1" fo:font-size="14pt" style:text-underline-style="none" officeooo:rsid="00152cdb" officeooo:paragraph-rsid="0212b1cb" style:font-size-asian="14pt" style:font-size-complex="14pt"/>
    </style:style>
    <style:style style:name="P76" style:family="paragraph" style:parent-style-name="Standard">
      <style:text-properties style:font-name="Liberation Serif1" fo:font-size="14pt" style:text-underline-style="none" officeooo:rsid="00152cdb" officeooo:paragraph-rsid="021893ec" style:font-size-asian="14pt" style:font-size-complex="14pt"/>
    </style:style>
    <style:style style:name="P77" style:family="paragraph" style:parent-style-name="Standard">
      <style:text-properties style:font-name="Liberation Serif1" fo:font-size="14pt" style:text-underline-style="none" officeooo:rsid="00152cdb" officeooo:paragraph-rsid="021f615b" style:font-size-asian="14pt" style:font-size-complex="14pt"/>
    </style:style>
    <style:style style:name="P78" style:family="paragraph" style:parent-style-name="Standard">
      <style:text-properties style:font-name="Liberation Serif1" fo:font-size="14pt" style:text-underline-style="none" officeooo:rsid="00152cdb" officeooo:paragraph-rsid="0250eb8d" style:font-size-asian="14pt" style:font-size-complex="14pt"/>
    </style:style>
    <style:style style:name="P79" style:family="paragraph" style:parent-style-name="Standard">
      <style:text-properties style:font-name="Liberation Serif1" fo:font-size="14pt" fo:font-weight="bold" officeooo:rsid="02008387" officeooo:paragraph-rsid="02008387" style:font-size-asian="14pt" style:font-weight-asian="bold" style:font-size-complex="14pt" style:font-weight-complex="bold"/>
    </style:style>
    <style:style style:name="P80" style:family="paragraph" style:parent-style-name="Standard">
      <style:paragraph-properties fo:text-align="center" style:justify-single-word="false"/>
      <style:text-properties style:font-name="Liberation Serif1" fo:font-size="14pt" fo:font-weight="bold" officeooo:rsid="00891109" officeooo:paragraph-rsid="00891109" style:font-size-asian="14pt" style:font-weight-asian="bold" style:font-size-complex="14pt" style:font-weight-complex="bold"/>
    </style:style>
    <style:style style:name="P81" style:family="paragraph" style:parent-style-name="Standard">
      <style:text-properties style:font-name="Liberation Serif1" fo:font-size="14pt" fo:font-weight="normal" officeooo:rsid="01fc694f" officeooo:paragraph-rsid="0205a554" style:font-size-asian="14pt" style:font-weight-asian="normal" style:font-size-complex="14pt" style:font-weight-complex="normal"/>
    </style:style>
    <style:style style:name="P82" style:family="paragraph" style:parent-style-name="Standard">
      <style:text-properties style:text-position="0% 100%" style:font-name="Liberation Serif1" fo:font-size="14pt" style:text-underline-style="none" officeooo:rsid="01ad2280" officeooo:paragraph-rsid="00171782" style:font-size-asian="14pt" style:font-size-complex="14pt"/>
    </style:style>
    <style:style style:name="P83" style:family="paragraph" style:parent-style-name="Standard">
      <style:text-properties style:text-position="0% 100%" style:font-name="Liberation Serif1" fo:font-size="14pt" style:text-underline-style="none" officeooo:rsid="001cf72a" officeooo:paragraph-rsid="014f0d12" style:font-size-asian="14pt" style:font-size-complex="14pt"/>
    </style:style>
    <style:style style:name="P84" style:family="paragraph" style:parent-style-name="Standard">
      <style:text-properties style:text-position="0% 100%" style:font-name="Liberation Serif1" fo:font-size="14pt" style:text-underline-style="none" officeooo:rsid="001cf72a" officeooo:paragraph-rsid="01ed40bf" style:font-size-asian="14pt" style:font-size-complex="14pt"/>
    </style:style>
    <style:style style:name="P85" style:family="paragraph" style:parent-style-name="Standard">
      <style:text-properties style:text-position="0% 100%" style:font-name="Liberation Serif1" fo:font-size="14pt" style:text-underline-style="none" officeooo:rsid="000f77ec" officeooo:paragraph-rsid="01aeb8df" style:font-size-asian="14pt" style:font-size-complex="14pt"/>
    </style:style>
    <style:style style:name="P86" style:family="paragraph" style:parent-style-name="Standard">
      <style:text-properties style:text-position="0% 100%" style:font-name="Liberation Serif1" fo:font-size="14pt" style:text-underline-style="none" officeooo:rsid="000f77ec" officeooo:paragraph-rsid="01be7f89" style:font-size-asian="14pt" style:font-size-complex="14pt"/>
    </style:style>
    <style:style style:name="P87" style:family="paragraph" style:parent-style-name="Standard">
      <style:text-properties style:text-position="0% 100%" style:font-name="Liberation Serif1" fo:font-size="14pt" style:text-underline-style="none" officeooo:rsid="000f77ec" officeooo:paragraph-rsid="002b3487" style:font-size-asian="14pt" style:font-size-complex="14pt"/>
    </style:style>
    <style:style style:name="P88" style:family="paragraph" style:parent-style-name="Standard">
      <style:text-properties style:text-position="0% 100%" style:font-name="Liberation Serif1" fo:font-size="14pt" style:text-underline-style="none" officeooo:rsid="000f77ec" officeooo:paragraph-rsid="02608359" style:font-size-asian="14pt" style:font-size-complex="14pt"/>
    </style:style>
    <style:style style:name="P89" style:family="paragraph" style:parent-style-name="Standard">
      <style:text-properties style:text-position="0% 100%" style:font-name="Liberation Serif1" fo:font-size="14pt" style:text-underline-style="none" officeooo:rsid="0005b44f" officeooo:paragraph-rsid="0232daba" style:font-size-asian="14pt" style:font-size-complex="14pt"/>
    </style:style>
    <style:style style:name="P90" style:family="paragraph" style:parent-style-name="Standard">
      <style:text-properties style:text-position="0% 100%" style:font-name="Liberation Serif1" fo:font-size="14pt" style:text-underline-style="none" officeooo:rsid="0005b44f" officeooo:paragraph-rsid="0236a8b6" style:font-size-asian="14pt" style:font-size-complex="14pt"/>
    </style:style>
    <style:style style:name="P91" style:family="paragraph" style:parent-style-name="Standard">
      <style:text-properties style:text-position="0% 100%" style:font-name="Liberation Serif1" fo:font-size="14pt" style:text-underline-style="none" officeooo:rsid="0005b44f" officeooo:paragraph-rsid="023aed6c" style:font-size-asian="14pt" style:font-size-complex="14pt"/>
    </style:style>
    <style:style style:name="P92" style:family="paragraph" style:parent-style-name="Standard">
      <style:text-properties style:text-position="0% 100%" style:font-name="Liberation Serif1" fo:font-size="14pt" style:text-underline-style="none" officeooo:rsid="00152cdb" officeooo:paragraph-rsid="0232daba" style:font-size-asian="14pt" style:font-size-complex="14pt"/>
    </style:style>
    <style:style style:name="P93" style:family="paragraph" style:parent-style-name="Standard">
      <style:text-properties style:text-position="0% 100%" style:font-name="Liberation Serif1" fo:font-size="14pt" style:text-underline-style="none" officeooo:rsid="00152cdb" officeooo:paragraph-rsid="0196894f" style:font-size-asian="14pt" style:font-size-complex="14pt"/>
    </style:style>
    <style:style style:name="P94" style:family="paragraph" style:parent-style-name="Standard">
      <style:text-properties style:text-position="0% 100%" style:font-name="Liberation Serif1" fo:font-size="14pt" style:text-underline-style="none" officeooo:rsid="00bd6744" officeooo:paragraph-rsid="01d2fd6a" style:font-size-asian="14pt" style:font-size-complex="14pt"/>
    </style:style>
    <style:style style:name="P95" style:family="paragraph" style:parent-style-name="Standard">
      <style:text-properties style:text-position="0% 100%" style:font-name="Liberation Serif1" fo:font-size="14pt" style:text-underline-style="none" officeooo:rsid="00bd6744" officeooo:paragraph-rsid="0178015b" style:font-size-asian="14pt" style:font-size-complex="14pt"/>
    </style:style>
    <style:style style:name="P96" style:family="paragraph" style:parent-style-name="Standard">
      <style:text-properties style:text-position="0% 100%" style:font-name="Liberation Serif1" fo:font-size="14pt" style:text-underline-style="none" officeooo:rsid="00bd6744" officeooo:paragraph-rsid="00edc9d5" style:font-size-asian="14pt" style:font-size-complex="14pt"/>
    </style:style>
    <style:style style:name="P97" style:family="paragraph" style:parent-style-name="Standard">
      <style:text-properties style:text-position="0% 100%" style:font-name="Liberation Serif1" fo:font-size="14pt" style:text-underline-style="none" officeooo:rsid="018d4b1d" officeooo:paragraph-rsid="018d4b1d" style:font-size-asian="14pt" style:font-size-complex="14pt"/>
    </style:style>
    <style:style style:name="P98" style:family="paragraph" style:parent-style-name="Standard">
      <style:paragraph-properties fo:text-align="center" style:justify-single-word="false"/>
      <style:text-properties style:text-position="0% 100%" style:font-name="Liberation Serif1" fo:font-size="14pt" style:text-underline-style="none" fo:font-weight="normal" officeooo:rsid="01973208" officeooo:paragraph-rsid="01094725" style:font-size-asian="14pt" style:font-weight-asian="normal" style:font-size-complex="14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1973208" officeooo:paragraph-rsid="01973208" style:font-size-asian="14pt" style:font-weight-asian="normal" style:font-size-complex="14pt" style:font-weight-complex="normal"/>
    </style:style>
    <style:style style:name="P100" style:family="paragraph" style:parent-style-name="Standard">
      <style:paragraph-properties fo:text-align="end" style:justify-single-word="false"/>
      <style:text-properties style:text-position="0% 100%" style:font-name="Liberation Serif1" fo:font-size="14pt" style:text-underline-style="none" fo:font-weight="normal" officeooo:rsid="00c46277" officeooo:paragraph-rsid="01b81e91" style:font-size-asian="14pt" style:font-weight-asian="normal" style:font-size-complex="14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005b44f" officeooo:paragraph-rsid="02622a47" style:font-size-asian="14pt" style:font-weight-asian="normal" style:font-size-complex="14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1b81e91" officeooo:paragraph-rsid="01b81e91" style:font-size-asian="14pt" style:font-weight-asian="normal" style:font-size-complex="14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1b81e91" officeooo:paragraph-rsid="01ba4b1c" style:font-size-asian="14pt" style:font-weight-asian="normal" style:font-size-complex="14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1aeb8df" officeooo:paragraph-rsid="01b68015" style:font-size-asian="14pt" style:font-weight-asian="normal" style:font-size-complex="14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1aeb8df" officeooo:paragraph-rsid="01b81e91" style:font-size-asian="14pt" style:font-weight-asian="normal" style:font-size-complex="14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038a928" officeooo:paragraph-rsid="01c8271e" style:font-size-asian="14pt" style:font-weight-asian="normal" style:font-size-complex="14pt" style:font-weight-complex="normal"/>
    </style:style>
    <style:style style:name="P107" style:family="paragraph" style:parent-style-name="Standard">
      <style:paragraph-properties fo:text-align="center" style:justify-single-word="false"/>
      <style:text-properties style:text-position="0% 100%" style:font-name="Liberation Serif1" fo:font-size="14pt" style:text-underline-style="none" fo:font-weight="bold" officeooo:rsid="0008ce61" officeooo:paragraph-rsid="01094725" style:font-size-asian="14pt" style:font-weight-asian="bold" style:font-size-complex="14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bold" officeooo:rsid="01bc9983" officeooo:paragraph-rsid="01bc9983" style:font-size-asian="14pt" style:font-weight-asian="bold" style:font-size-complex="14pt" style:font-weight-complex="bold"/>
    </style:style>
    <style:style style:name="P109" style:family="paragraph" style:parent-style-name="Standard">
      <style:text-properties fo:font-size="14pt" officeooo:rsid="0005b44f" officeooo:paragraph-rsid="02294568" style:font-size-asian="14pt" style:font-size-complex="14pt"/>
    </style:style>
    <style:style style:name="P110" style:family="paragraph" style:parent-style-name="Standard">
      <style:text-properties fo:font-size="14pt" officeooo:rsid="0005b44f" officeooo:paragraph-rsid="022f78f9" style:font-size-asian="14pt" style:font-size-complex="14pt"/>
    </style:style>
    <style:style style:name="P111" style:family="paragraph" style:parent-style-name="Standard">
      <style:text-properties fo:font-size="14pt" officeooo:rsid="00152cdb" officeooo:paragraph-rsid="0212b1cb" style:font-size-asian="14pt" style:font-size-complex="14pt"/>
    </style:style>
    <style:style style:name="P112" style:family="paragraph" style:parent-style-name="Standard">
      <style:text-properties fo:font-size="14pt" officeooo:rsid="00152cdb" officeooo:paragraph-rsid="0223b7d3" style:font-size-asian="14pt" style:font-size-complex="14pt"/>
    </style:style>
    <style:style style:name="P113" style:family="paragraph" style:parent-style-name="Standard">
      <style:text-properties fo:font-size="14pt" officeooo:paragraph-rsid="02203bdd"/>
    </style:style>
    <style:style style:name="P114" style:family="paragraph" style:parent-style-name="Standard">
      <style:text-properties officeooo:paragraph-rsid="025b44d2"/>
    </style:style>
    <style:style style:name="P115" style:family="paragraph">
      <loext:graphic-properties draw:fill-color="#000000"/>
      <style:paragraph-properties fo:text-align="center"/>
    </style:style>
    <style:style style:name="T1" style:family="text">
      <style:text-properties style:font-name="Liberation Serif1" style:text-underline-style="none"/>
    </style:style>
    <style:style style:name="T2" style:family="text">
      <style:text-properties style:font-name="Liberation Serif1" style:text-underline-style="none" officeooo:rsid="0005b44f"/>
    </style:style>
    <style:style style:name="T3" style:family="text">
      <style:text-properties style:font-name="Liberation Serif1" style:text-underline-style="none" officeooo:rsid="0008ce61"/>
    </style:style>
    <style:style style:name="T4" style:family="text">
      <style:text-properties style:font-name="Liberation Serif1" style:text-underline-style="none" officeooo:rsid="000f77ec"/>
    </style:style>
    <style:style style:name="T5" style:family="text">
      <style:text-properties style:font-name="Liberation Serif1" style:text-underline-style="none" officeooo:rsid="00753843"/>
    </style:style>
    <style:style style:name="T6" style:family="text">
      <style:text-properties style:font-name="Liberation Serif1" style:text-underline-style="none" officeooo:rsid="008a8735"/>
    </style:style>
    <style:style style:name="T7" style:family="text">
      <style:text-properties style:font-name="Liberation Serif1" style:text-underline-style="none" officeooo:rsid="00be6b20"/>
    </style:style>
    <style:style style:name="T8" style:family="text">
      <style:text-properties style:font-name="Liberation Serif1" style:text-underline-style="none" officeooo:rsid="0204fcf0"/>
    </style:style>
    <style:style style:name="T9" style:family="text">
      <style:text-properties style:font-name="Liberation Serif1" style:text-underline-style="none" officeooo:rsid="02103dec"/>
    </style:style>
    <style:style style:name="T10" style:family="text">
      <style:text-properties style:font-name="Liberation Serif1" style:text-underline-style="none" officeooo:rsid="0212b1cb"/>
    </style:style>
    <style:style style:name="T11" style:family="text">
      <style:text-properties style:font-name="Liberation Serif1" style:text-underline-style="none" officeooo:rsid="0005b44f" style:font-size-asian="14pt" style:font-size-complex="14pt"/>
    </style:style>
    <style:style style:name="T12" style:family="text">
      <style:text-properties style:text-position="sub 58%"/>
    </style:style>
    <style:style style:name="T13" style:family="text">
      <style:text-properties style:text-position="sub 58%" style:font-name="Liberation Serif1" style:text-underline-style="none"/>
    </style:style>
    <style:style style:name="T14" style:family="text">
      <style:text-properties style:text-position="sub 58%" style:font-name="Liberation Serif1" style:text-underline-style="none" officeooo:rsid="0008ce61"/>
    </style:style>
    <style:style style:name="T15" style:family="text">
      <style:text-properties style:text-position="sub 58%" style:font-name="Liberation Serif1" style:text-underline-style="none" officeooo:rsid="001cf72a"/>
    </style:style>
    <style:style style:name="T16" style:family="text">
      <style:text-properties style:text-position="sub 58%" style:font-name="Liberation Serif1" style:text-underline-style="none" officeooo:rsid="002b3487"/>
    </style:style>
    <style:style style:name="T17" style:family="text">
      <style:text-properties style:text-position="sub 58%" style:font-name="Liberation Serif1" style:text-underline-style="none" officeooo:rsid="0060a787"/>
    </style:style>
    <style:style style:name="T18" style:family="text">
      <style:text-properties style:text-position="sub 58%" style:font-name="Liberation Serif1" style:text-underline-style="none" officeooo:rsid="00753843"/>
    </style:style>
    <style:style style:name="T19" style:family="text">
      <style:text-properties style:text-position="sub 58%" style:font-name="Liberation Serif1" style:text-underline-style="none" officeooo:rsid="008a8735"/>
    </style:style>
    <style:style style:name="T20" style:family="text">
      <style:text-properties style:text-position="sub 58%" style:font-name="Liberation Serif1" style:text-underline-style="none" officeooo:rsid="008e9560"/>
    </style:style>
    <style:style style:name="T21" style:family="text">
      <style:text-properties style:text-position="sub 58%" style:font-name="Liberation Serif1" style:text-underline-style="none" officeooo:rsid="002b3487" style:text-overline-style="none" style:text-overline-color="font-color"/>
    </style:style>
    <style:style style:name="T22" style:family="text">
      <style:text-properties style:text-position="sub 58%" style:font-name="Liberation Serif1" style:text-underline-style="none" officeooo:rsid="00e11a22" style:text-overline-style="none" style:text-overline-color="font-color"/>
    </style:style>
    <style:style style:name="T23" style:family="text">
      <style:text-properties style:text-position="sub 58%" style:font-name="Liberation Serif1" style:text-underline-style="none" officeooo:rsid="00b01816"/>
    </style:style>
    <style:style style:name="T24" style:family="text">
      <style:text-properties style:text-position="sub 58%" style:font-name="Liberation Serif1" style:text-underline-style="none" officeooo:rsid="00be6b20"/>
    </style:style>
    <style:style style:name="T25" style:family="text">
      <style:text-properties style:text-position="sub 58%" style:font-name="Liberation Serif1" style:text-underline-style="none" officeooo:rsid="00d78a23"/>
    </style:style>
    <style:style style:name="T26" style:family="text">
      <style:text-properties style:text-position="sub 58%" style:font-name="Liberation Serif1" style:text-underline-style="none" officeooo:rsid="0005b44f"/>
    </style:style>
    <style:style style:name="T27" style:family="text">
      <style:text-properties style:text-position="sub 58%" style:font-name="Liberation Serif1" style:text-underline-style="none" officeooo:rsid="018c4217"/>
    </style:style>
    <style:style style:name="T28" style:family="text">
      <style:text-properties style:text-position="sub 58%" style:font-name="Liberation Serif1" style:text-underline-style="none" officeooo:rsid="00de0f11"/>
    </style:style>
    <style:style style:name="T29" style:family="text">
      <style:text-properties style:text-position="sub 58%" style:font-name="Liberation Serif1" style:text-underline-style="none" officeooo:rsid="01cf8672"/>
    </style:style>
    <style:style style:name="T30" style:family="text">
      <style:text-properties style:text-position="sub 58%" style:font-name="Liberation Serif1" style:text-underline-style="none" officeooo:rsid="01dc152a"/>
    </style:style>
    <style:style style:name="T31" style:family="text">
      <style:text-properties style:text-position="sub 58%" style:font-name="Liberation Serif1" style:text-underline-style="none" officeooo:rsid="01df73f7"/>
    </style:style>
    <style:style style:name="T32" style:family="text">
      <style:text-properties style:text-position="sub 58%" style:font-name="Liberation Serif1" style:text-underline-style="none" officeooo:rsid="01eae62c"/>
    </style:style>
    <style:style style:name="T33" style:family="text">
      <style:text-properties style:text-position="sub 58%" style:font-name="Liberation Serif1" style:text-underline-style="none" officeooo:rsid="02033226"/>
    </style:style>
    <style:style style:name="T34" style:family="text">
      <style:text-properties style:text-position="sub 58%" style:font-name="Liberation Serif1" style:text-underline-style="none" officeooo:rsid="0204fcf0"/>
    </style:style>
    <style:style style:name="T35" style:family="text">
      <style:text-properties style:text-position="sub 58%" style:font-name="Liberation Serif1" style:text-underline-style="none" officeooo:rsid="0205a554"/>
    </style:style>
    <style:style style:name="T36" style:family="text">
      <style:text-properties style:text-position="sub 58%" style:font-name="Liberation Serif1" style:text-underline-style="none" officeooo:rsid="0211ad40"/>
    </style:style>
    <style:style style:name="T37" style:family="text">
      <style:text-properties style:text-position="sub 58%" style:font-name="Liberation Serif1" style:text-underline-style="none" officeooo:rsid="0212b1cb"/>
    </style:style>
    <style:style style:name="T38" style:family="text">
      <style:text-properties style:text-position="sub 58%" style:font-name="Liberation Serif1" style:text-underline-style="none" officeooo:rsid="0005b44f" style:font-size-asian="14pt" style:font-size-complex="14pt"/>
    </style:style>
    <style:style style:name="T39" style:family="text">
      <style:text-properties style:text-position="sub 58%" style:font-name="Liberation Serif1" style:text-underline-style="none" officeooo:rsid="018c4217" style:font-size-asian="14pt" style:font-size-complex="14pt"/>
    </style:style>
    <style:style style:name="T40" style:family="text">
      <style:text-properties style:text-position="sub 58%" style:font-name="Liberation Serif1" style:text-underline-style="none" officeooo:rsid="0211ad40" style:font-size-asian="14pt" style:font-size-complex="14pt"/>
    </style:style>
    <style:style style:name="T41" style:family="text">
      <style:text-properties style:text-position="sub 58%" style:font-name="Liberation Serif1" style:text-underline-style="none" officeooo:rsid="02203bdd" style:font-size-asian="14pt" style:font-size-complex="14pt"/>
    </style:style>
    <style:style style:name="T42" style:family="text">
      <style:text-properties style:text-position="sub 58%" style:font-name="Liberation Serif1" style:text-underline-style="none" officeooo:rsid="001cf72a" style:font-size-asian="14pt" style:font-size-complex="14pt"/>
    </style:style>
    <style:style style:name="T43" style:family="text">
      <style:text-properties style:text-position="sub 58%" style:font-name="Liberation Serif1" style:text-underline-style="none" officeooo:rsid="02223692"/>
    </style:style>
    <style:style style:name="T44" style:family="text">
      <style:text-properties style:text-position="sub 58%" style:font-name="Liberation Serif1" style:text-underline-style="none" officeooo:rsid="02294568"/>
    </style:style>
    <style:style style:name="T45" style:family="text">
      <style:text-properties style:text-position="sub 58%" style:font-name="Liberation Serif1" style:text-underline-style="none" officeooo:rsid="02459b44"/>
    </style:style>
    <style:style style:name="T46" style:family="text">
      <style:text-properties style:text-position="sub 58%" style:font-name="Liberation Serif1" style:text-underline-style="none" officeooo:rsid="0245d4b3"/>
    </style:style>
    <style:style style:name="T47" style:family="text">
      <style:text-properties style:text-position="sub 58%" style:font-name="Liberation Serif1" fo:font-size="14pt" style:text-underline-style="none" officeooo:rsid="0267f9fc" style:font-size-asian="14pt" style:font-size-complex="14pt"/>
    </style:style>
    <style:style style:name="T48" style:family="text">
      <style:text-properties style:text-position="sub 58%" style:text-underline-style="none"/>
    </style:style>
    <style:style style:name="T49" style:family="text">
      <style:text-properties style:text-position="sub 58%" style:text-underline-style="none" officeooo:rsid="008378b5"/>
    </style:style>
    <style:style style:name="T50" style:family="text">
      <style:text-properties style:text-position="sub 58%" style:text-underline-style="none" officeooo:rsid="0008ce61"/>
    </style:style>
    <style:style style:name="T51" style:family="text">
      <style:text-properties style:text-position="sub 58%" style:text-underline-style="none" officeooo:rsid="020327fc"/>
    </style:style>
    <style:style style:name="T52" style:family="text">
      <style:text-properties style:text-position="sub 58%" style:text-underline-style="none" officeooo:rsid="02033226"/>
    </style:style>
    <style:style style:name="T53" style:family="text">
      <style:text-properties style:text-position="sub 58%" officeooo:rsid="00be6b20"/>
    </style:style>
    <style:style style:name="T54" style:family="text">
      <style:text-properties style:text-position="sub 58%" officeooo:rsid="00aa7f15"/>
    </style:style>
    <style:style style:name="T55" style:family="text">
      <style:text-properties style:text-position="sub 58%" officeooo:rsid="002b3487" style:text-overline-style="none" style:text-overline-color="font-color"/>
    </style:style>
    <style:style style:name="T56" style:family="text">
      <style:text-properties style:text-position="sub 58%" officeooo:rsid="00edc9d5" style:text-overline-style="none" style:text-overline-color="font-color"/>
    </style:style>
    <style:style style:name="T57" style:family="text">
      <style:text-properties style:text-position="sub 58%" officeooo:rsid="01869325" style:text-overline-style="none" style:text-overline-color="font-color"/>
    </style:style>
    <style:style style:name="T58" style:family="text">
      <style:text-properties style:text-position="sub 58%" officeooo:rsid="001cf72a"/>
    </style:style>
    <style:style style:name="T59" style:family="text">
      <style:text-properties style:text-position="sub 58%" officeooo:rsid="00c1ad2d"/>
    </style:style>
    <style:style style:name="T60" style:family="text">
      <style:text-properties style:text-position="sub 58%" officeooo:rsid="00c647ea"/>
    </style:style>
    <style:style style:name="T61" style:family="text">
      <style:text-properties style:text-position="sub 58%" officeooo:rsid="00e69d42"/>
    </style:style>
    <style:style style:name="T62" style:family="text">
      <style:text-properties style:text-position="sub 58%" officeooo:rsid="009ee20d"/>
    </style:style>
    <style:style style:name="T63" style:family="text">
      <style:text-properties style:text-position="sub 58%" officeooo:rsid="00edc9d5"/>
    </style:style>
    <style:style style:name="T64" style:family="text">
      <style:text-properties style:text-position="sub 58%" officeooo:rsid="0119ed1c"/>
    </style:style>
    <style:style style:name="T65" style:family="text">
      <style:text-properties style:text-position="sub 58%" officeooo:rsid="0125c8c7"/>
    </style:style>
    <style:style style:name="T66" style:family="text">
      <style:text-properties style:text-position="sub 58%" officeooo:rsid="0126e6b8"/>
    </style:style>
    <style:style style:name="T67" style:family="text">
      <style:text-properties style:text-position="sub 58%" officeooo:rsid="012a724d"/>
    </style:style>
    <style:style style:name="T68" style:family="text">
      <style:text-properties style:text-position="sub 58%" officeooo:rsid="00d78a23"/>
    </style:style>
    <style:style style:name="T69" style:family="text">
      <style:text-properties style:text-position="sub 58%" officeooo:rsid="00de0f11"/>
    </style:style>
    <style:style style:name="T70" style:family="text">
      <style:text-properties style:text-position="sub 58%" officeooo:rsid="00e11a22"/>
    </style:style>
    <style:style style:name="T71" style:family="text">
      <style:text-properties style:text-position="sub 58%" officeooo:rsid="014dd86f"/>
    </style:style>
    <style:style style:name="T72" style:family="text">
      <style:text-properties style:text-position="sub 58%" officeooo:rsid="01ce6f06"/>
    </style:style>
    <style:style style:name="T73" style:family="text">
      <style:text-properties style:text-position="sub 58%" officeooo:rsid="01d09b89"/>
    </style:style>
    <style:style style:name="T74" style:family="text">
      <style:text-properties style:text-position="sub 58%" officeooo:rsid="008a8735"/>
    </style:style>
    <style:style style:name="T75" style:family="text">
      <style:text-properties style:text-position="sub 58%" officeooo:rsid="0204fcf0"/>
    </style:style>
    <style:style style:name="T76" style:family="text">
      <style:text-properties style:text-position="sub 58%" officeooo:rsid="021171b2"/>
    </style:style>
    <style:style style:name="T77" style:family="text">
      <style:text-properties style:text-position="sub 58%" officeooo:rsid="00753843"/>
    </style:style>
    <style:style style:name="T78" style:family="text">
      <style:text-properties style:text-position="sub 58%" officeooo:rsid="0005b44f"/>
    </style:style>
    <style:style style:name="T79" style:family="text">
      <style:text-properties style:text-position="sub 58%" officeooo:rsid="0205a554"/>
    </style:style>
    <style:style style:name="T80" style:family="text">
      <style:text-properties style:text-position="sub 58%" officeooo:rsid="0212b1cb"/>
    </style:style>
    <style:style style:name="T81" style:family="text">
      <style:text-properties style:text-position="sub 58%" officeooo:rsid="020bc142"/>
    </style:style>
    <style:style style:name="T82" style:family="text">
      <style:text-properties style:text-position="sub 58%" fo:font-style="italic" officeooo:rsid="020bc142" style:font-style-asian="italic" style:font-style-complex="italic"/>
    </style:style>
    <style:style style:name="T83" style:family="text">
      <style:text-properties style:text-position="sub 58%" officeooo:rsid="008e095d"/>
    </style:style>
    <style:style style:name="T84" style:family="text">
      <style:text-properties style:text-position="sub 58%" officeooo:rsid="008e9560"/>
    </style:style>
    <style:style style:name="T85" style:family="text">
      <style:text-properties style:text-position="sub 58%" officeooo:rsid="0231823a"/>
    </style:style>
    <style:style style:name="T86" style:family="text">
      <style:text-properties style:text-position="sub 58%" officeooo:rsid="023c567a"/>
    </style:style>
    <style:style style:name="T87" style:family="text">
      <style:text-properties style:text-position="sub 58%" officeooo:rsid="023fa26d"/>
    </style:style>
    <style:style style:name="T88" style:family="text">
      <style:text-properties style:text-position="sub 58%" officeooo:rsid="02448895"/>
    </style:style>
    <style:style style:name="T89" style:family="text">
      <style:text-properties style:text-position="sub 58%" officeooo:rsid="02459b44"/>
    </style:style>
    <style:style style:name="T90" style:family="text">
      <style:text-properties style:text-position="sub 58%" officeooo:rsid="0246b389"/>
    </style:style>
    <style:style style:name="T91" style:family="text">
      <style:text-properties style:text-position="sub 58%" officeooo:rsid="025972a7"/>
    </style:style>
    <style:style style:name="T92" style:family="text">
      <style:text-properties style:text-position="sub 58%" fo:font-weight="normal" officeooo:rsid="012a724d" style:font-weight-asian="normal" style:font-weight-complex="normal"/>
    </style:style>
    <style:style style:name="T93" style:family="text">
      <style:text-properties style:text-position="sub 58%" officeooo:rsid="02608359"/>
    </style:style>
    <style:style style:name="T94" style:family="text">
      <style:text-properties style:text-position="sub 58%" officeooo:rsid="0265e7d1"/>
    </style:style>
    <style:style style:name="T95" style:family="text">
      <style:text-properties style:text-position="0% 100%"/>
    </style:style>
    <style:style style:name="T96" style:family="text">
      <style:text-properties style:text-position="0% 100%" style:font-name="Liberation Serif1" style:text-underline-style="none"/>
    </style:style>
    <style:style style:name="T97" style:family="text">
      <style:text-properties style:text-position="0% 100%" style:font-name="Liberation Serif1" style:text-underline-style="none" officeooo:rsid="0008ce61"/>
    </style:style>
    <style:style style:name="T98" style:family="text">
      <style:text-properties style:text-position="0% 100%" style:font-name="Liberation Serif1" style:text-underline-style="none" officeooo:rsid="001cf72a"/>
    </style:style>
    <style:style style:name="T99" style:family="text">
      <style:text-properties style:text-position="0% 100%" style:font-name="Liberation Serif1" style:text-underline-style="none" officeooo:rsid="002b3487"/>
    </style:style>
    <style:style style:name="T100" style:family="text">
      <style:text-properties style:text-position="0% 100%" style:font-name="Liberation Serif1" style:text-underline-style="none" officeooo:rsid="0005b44f"/>
    </style:style>
    <style:style style:name="T101" style:family="text">
      <style:text-properties style:text-position="0% 100%" style:font-name="Liberation Serif1" style:text-underline-style="none" officeooo:rsid="000f77ec"/>
    </style:style>
    <style:style style:name="T102" style:family="text">
      <style:text-properties style:text-position="0% 100%" style:font-name="Liberation Serif1" style:text-underline-style="none" officeooo:rsid="0060a787"/>
    </style:style>
    <style:style style:name="T103" style:family="text">
      <style:text-properties style:text-position="0% 100%" style:font-name="Liberation Serif1" style:text-underline-style="none" officeooo:rsid="00753843"/>
    </style:style>
    <style:style style:name="T104" style:family="text">
      <style:text-properties style:text-position="0% 100%" style:font-name="Liberation Serif1" style:text-underline-style="none" officeooo:rsid="007a6ebe"/>
    </style:style>
    <style:style style:name="T105" style:family="text">
      <style:text-properties style:text-position="0% 100%" style:font-name="Liberation Serif1" style:text-underline-style="none" officeooo:rsid="008e9560"/>
    </style:style>
    <style:style style:name="T106" style:family="text">
      <style:text-properties style:text-position="0% 100%" style:font-name="Liberation Serif1" style:text-underline-style="none" style:text-overline-style="solid" style:text-overline-width="auto" style:text-overline-color="font-color"/>
    </style:style>
    <style:style style:name="T107" style:family="text">
      <style:text-properties style:text-position="0% 100%" style:font-name="Liberation Serif1" style:text-underline-style="none" officeooo:rsid="00aa7f15" style:text-overline-style="solid" style:text-overline-width="auto" style:text-overline-color="font-color"/>
    </style:style>
    <style:style style:name="T108" style:family="text">
      <style:text-properties style:text-position="0% 100%" style:font-name="Liberation Serif1" style:text-underline-style="none" officeooo:rsid="0008ce61" style:text-overline-style="solid" style:text-overline-width="auto" style:text-overline-color="font-color"/>
    </style:style>
    <style:style style:name="T109" style:family="text">
      <style:text-properties style:text-position="0% 100%" style:font-name="Liberation Serif1" style:text-underline-style="none" officeooo:rsid="002b3487" style:text-overline-style="solid" style:text-overline-width="auto" style:text-overline-color="font-color"/>
    </style:style>
    <style:style style:name="T110" style:family="text">
      <style:text-properties style:text-position="0% 100%" style:font-name="Liberation Serif1" style:text-underline-style="none" officeooo:rsid="001cf72a" style:text-overline-style="solid" style:text-overline-width="auto" style:text-overline-color="font-color"/>
    </style:style>
    <style:style style:name="T111" style:family="text">
      <style:text-properties style:text-position="0% 100%" style:font-name="Liberation Serif1" style:text-underline-style="none" officeooo:rsid="008e9560" style:text-overline-style="solid" style:text-overline-width="auto" style:text-overline-color="font-color"/>
    </style:style>
    <style:style style:name="T112" style:family="text">
      <style:text-properties style:text-position="0% 100%" style:font-name="Liberation Serif1" style:text-underline-style="none" officeooo:rsid="01dc152a" style:text-overline-style="solid" style:text-overline-width="auto" style:text-overline-color="font-color"/>
    </style:style>
    <style:style style:name="T113" style:family="text">
      <style:text-properties style:text-position="0% 100%" style:font-name="Liberation Serif1" style:text-underline-style="none" officeooo:rsid="00de0f11" style:text-overline-style="solid" style:text-overline-width="auto" style:text-overline-color="font-color"/>
    </style:style>
    <style:style style:name="T114" style:family="text">
      <style:text-properties style:text-position="0% 100%" style:font-name="Liberation Serif1" style:text-underline-style="none" officeooo:rsid="00b01816"/>
    </style:style>
    <style:style style:name="T115" style:family="text">
      <style:text-properties style:text-position="0% 100%" style:font-name="Liberation Serif1" style:text-underline-style="none" officeooo:rsid="00be6b20"/>
    </style:style>
    <style:style style:name="T116" style:family="text">
      <style:text-properties style:text-position="0% 100%" style:font-name="Liberation Serif1" style:text-underline-style="none" officeooo:rsid="0104aeb3"/>
    </style:style>
    <style:style style:name="T117" style:family="text">
      <style:text-properties style:text-position="0% 100%" style:font-name="Liberation Serif1" style:text-underline-style="none" officeooo:rsid="00f30964"/>
    </style:style>
    <style:style style:name="T118" style:family="text">
      <style:text-properties style:text-position="0% 100%" style:font-name="Liberation Serif1" style:text-underline-style="none" officeooo:rsid="0122ea0d"/>
    </style:style>
    <style:style style:name="T119" style:family="text">
      <style:text-properties style:text-position="0% 100%" style:font-name="Liberation Serif1" style:text-underline-style="none" officeooo:rsid="0125c8c7"/>
    </style:style>
    <style:style style:name="T120" style:family="text">
      <style:text-properties style:text-position="0% 100%" style:font-name="Liberation Serif1" style:text-underline-style="none" officeooo:rsid="0128d5b4"/>
    </style:style>
    <style:style style:name="T121" style:family="text">
      <style:text-properties style:text-position="0% 100%" style:font-name="Liberation Serif1" style:text-underline-style="none" officeooo:rsid="01298f38"/>
    </style:style>
    <style:style style:name="T122" style:family="text">
      <style:text-properties style:text-position="0% 100%" style:font-name="Liberation Serif1" style:text-underline-style="none" officeooo:rsid="0092cad3"/>
    </style:style>
    <style:style style:name="T123" style:family="text">
      <style:text-properties style:text-position="0% 100%" style:font-name="Liberation Serif1" style:text-underline-style="none" officeooo:rsid="012a724d"/>
    </style:style>
    <style:style style:name="T124" style:family="text">
      <style:text-properties style:text-position="0% 100%" style:font-name="Liberation Serif1" style:text-underline-style="none" officeooo:rsid="01750291"/>
    </style:style>
    <style:style style:name="T125" style:family="text">
      <style:text-properties style:text-position="0% 100%" style:font-name="Liberation Serif1" style:text-underline-style="none" officeooo:rsid="018c4217"/>
    </style:style>
    <style:style style:name="T126" style:family="text">
      <style:text-properties style:text-position="0% 100%" style:font-name="Liberation Serif1" style:text-underline-style="none" officeooo:rsid="018d4b1d"/>
    </style:style>
    <style:style style:name="T127" style:family="text">
      <style:text-properties style:text-position="0% 100%" style:font-name="Liberation Serif1" style:text-underline-style="none" officeooo:rsid="01dc152a"/>
    </style:style>
    <style:style style:name="T128" style:family="text">
      <style:text-properties style:text-position="0% 100%" style:font-name="Liberation Serif1" style:text-underline-style="none" officeooo:rsid="0005b44f" style:font-size-asian="14pt" style:font-size-complex="14pt"/>
    </style:style>
    <style:style style:name="T129" style:family="text">
      <style:text-properties style:text-position="0% 100%" style:font-name="Liberation Serif1" style:text-underline-style="none" officeooo:rsid="001cf72a" style:font-size-asian="14pt" style:font-size-complex="14pt" style:text-overline-style="solid" style:text-overline-width="auto" style:text-overline-color="font-color"/>
    </style:style>
    <style:style style:name="T130" style:family="text">
      <style:text-properties style:text-position="0% 100%" style:font-name="Liberation Serif1" style:text-underline-style="none" officeooo:rsid="001cf72a" style:font-size-asian="14pt" style:font-size-complex="14pt"/>
    </style:style>
    <style:style style:name="T131" style:family="text">
      <style:text-properties style:text-position="0% 100%" style:font-name="Liberation Serif1" style:text-underline-style="none" officeooo:rsid="0008ce61" style:font-size-asian="14pt" style:font-size-complex="14pt"/>
    </style:style>
    <style:style style:name="T132" style:family="text">
      <style:text-properties style:text-position="0% 100%" style:font-name="Liberation Serif1" style:text-underline-style="none" officeooo:rsid="0205a554"/>
    </style:style>
    <style:style style:name="T133" style:family="text">
      <style:text-properties style:text-position="0% 100%" style:font-name="Liberation Serif1" style:text-underline-style="none" officeooo:rsid="0212b1cb"/>
    </style:style>
    <style:style style:name="T134" style:family="text">
      <style:text-properties style:text-position="0% 100%" style:font-name="Liberation Serif1" style:text-underline-style="none" officeooo:rsid="02223692"/>
    </style:style>
    <style:style style:name="T135" style:family="text">
      <style:text-properties style:text-position="0% 100%" style:font-name="Liberation Serif1" style:text-underline-style="none" officeooo:rsid="00de0f11"/>
    </style:style>
    <style:style style:name="T136" style:family="text">
      <style:text-properties style:text-position="0% 100%" style:font-name="Liberation Serif1" style:text-underline-style="none" officeooo:rsid="02218352"/>
    </style:style>
    <style:style style:name="T137" style:family="text">
      <style:text-properties style:text-position="0% 100%" style:font-name="Liberation Serif1" style:text-underline-style="none" officeooo:rsid="022698e5"/>
    </style:style>
    <style:style style:name="T138" style:family="text">
      <style:text-properties style:text-position="0% 100%" style:font-name="Liberation Serif1" style:text-underline-style="none" officeooo:rsid="022f78f9"/>
    </style:style>
    <style:style style:name="T139" style:family="text">
      <style:text-properties style:text-position="0% 100%" style:font-name="Liberation Serif1" style:text-underline-style="none" officeooo:rsid="023fa26d"/>
    </style:style>
    <style:style style:name="T140" style:family="text">
      <style:text-properties style:text-position="0% 100%" style:font-name="Liberation Serif1" fo:font-size="14pt" style:text-underline-style="none" fo:font-weight="normal" officeooo:rsid="01bc9983" style:font-size-asian="14pt" style:font-weight-asian="normal" style:font-size-complex="14pt" style:font-weight-complex="normal"/>
    </style:style>
    <style:style style:name="T141" style:family="text">
      <style:text-properties style:text-position="0% 100%" style:font-name="Liberation Serif1" fo:font-size="14pt" style:text-underline-style="none" fo:font-weight="normal" officeooo:rsid="0034fffe" fo:background-color="transparent" loext:char-shading-value="0" style:font-size-asian="14pt" style:font-weight-asian="normal" style:font-size-complex="14pt" style:font-weight-complex="normal" style:text-overline-style="solid" style:text-overline-width="auto" style:text-overline-color="font-color" loext:shadow="none"/>
    </style:style>
    <style:style style:name="T142" style:family="text">
      <style:text-properties style:text-position="0% 100%" style:font-name="Liberation Serif1" fo:font-size="14pt" style:text-underline-style="none" fo:font-weight="normal" officeooo:rsid="00b2ce21" fo:background-color="transparent" loext:char-shading-value="0" style:font-size-asian="14pt" style:font-weight-asian="normal" style:font-size-complex="14pt" style:font-weight-complex="normal" style:text-overline-style="solid" style:text-overline-width="auto" style:text-overline-color="font-color" loext:shadow="none"/>
    </style:style>
    <style:style style:name="T143" style:family="text">
      <style:text-properties style:text-position="0% 100%" style:font-name="Liberation Serif1" fo:font-size="14pt" style:text-underline-style="none" fo:font-weight="normal" officeooo:rsid="012a724d" fo:background-color="transparent" loext:char-shading-value="0" style:font-size-asian="14pt" style:font-weight-asian="normal" style:font-size-complex="14pt" style:font-weight-complex="normal" style:text-overline-style="solid" style:text-overline-width="auto" style:text-overline-color="font-color" loext:shadow="none"/>
    </style:style>
    <style:style style:name="T144" style:family="text">
      <style:text-properties style:text-position="0% 100%" style:font-name="Liberation Serif1" fo:font-size="14pt" style:text-underline-style="none" officeooo:rsid="012a724d" style:font-size-asian="14pt" style:font-size-complex="14pt"/>
    </style:style>
    <style:style style:name="T145" style:family="text">
      <style:text-properties style:text-position="0% 100%" style:text-underline-style="none"/>
    </style:style>
    <style:style style:name="T146" style:family="text">
      <style:text-properties style:text-position="0% 100%" style:text-underline-style="none" officeooo:rsid="0008ce61"/>
    </style:style>
    <style:style style:name="T147" style:family="text">
      <style:text-properties style:text-position="0% 100%" style:text-underline-style="none" officeooo:rsid="008378b5"/>
    </style:style>
    <style:style style:name="T148" style:family="text">
      <style:text-properties style:text-position="0% 100%" style:text-underline-style="none" officeooo:rsid="01fc694f"/>
    </style:style>
    <style:style style:name="T149" style:family="text">
      <style:text-properties style:text-position="0% 100%" style:text-underline-style="none" officeooo:rsid="020327fc"/>
    </style:style>
    <style:style style:name="T150" style:family="text">
      <style:text-properties style:text-position="0% 100%" style:text-underline-style="none" officeooo:rsid="0208801b"/>
    </style:style>
    <style:style style:name="T151" style:family="text">
      <style:text-properties style:text-position="0% 100%" style:text-underline-style="none" officeooo:rsid="0208d0b4"/>
    </style:style>
    <style:style style:name="T152" style:family="text">
      <style:text-properties style:text-position="0% 100%" officeooo:rsid="00765a30"/>
    </style:style>
    <style:style style:name="T153" style:family="text">
      <style:text-properties style:text-position="0% 100%" officeooo:rsid="02052cf1"/>
    </style:style>
    <style:style style:name="T154" style:family="text">
      <style:text-properties style:text-position="0% 100%" officeooo:rsid="0212b1cb"/>
    </style:style>
    <style:style style:name="T155" style:family="text">
      <style:text-properties style:text-position="0% 100%" officeooo:rsid="00753843"/>
    </style:style>
    <style:style style:name="T156" style:family="text">
      <style:text-properties style:text-position="0% 100%" officeooo:rsid="0005b44f"/>
    </style:style>
    <style:style style:name="T157" style:family="text">
      <style:text-properties style:text-position="0% 100%" officeooo:rsid="0205a554"/>
    </style:style>
    <style:style style:name="T158" style:family="text">
      <style:text-properties style:text-position="0% 100%" officeooo:rsid="0213e3d1"/>
    </style:style>
    <style:style style:name="T159" style:family="text">
      <style:text-properties style:text-position="0% 100%" officeooo:rsid="0215ebec"/>
    </style:style>
    <style:style style:name="T160" style:family="text">
      <style:text-properties style:text-position="0% 100%" officeooo:rsid="020bc142"/>
    </style:style>
    <style:style style:name="T161" style:family="text">
      <style:text-properties style:text-position="0% 100%" fo:font-style="italic" style:font-style-asian="italic" style:font-style-complex="italic"/>
    </style:style>
    <style:style style:name="T162" style:family="text">
      <style:text-properties style:text-position="0% 100%" fo:font-style="italic" officeooo:rsid="012a724d" style:font-style-asian="italic" style:font-style-complex="italic"/>
    </style:style>
    <style:style style:name="T163" style:family="text">
      <style:text-properties style:text-position="0% 100%" fo:font-style="italic" officeooo:rsid="020bc142" style:font-style-asian="italic" style:font-style-complex="italic"/>
    </style:style>
    <style:style style:name="T164" style:family="text">
      <style:text-properties style:text-position="0% 100%" fo:font-style="italic" officeooo:rsid="015cf314" style:font-style-asian="italic" style:font-style-complex="italic"/>
    </style:style>
    <style:style style:name="T165" style:family="text">
      <style:text-properties style:text-position="0% 100%" officeooo:rsid="008e095d"/>
    </style:style>
    <style:style style:name="T166" style:family="text">
      <style:text-properties style:text-position="0% 100%" officeooo:rsid="00171782"/>
    </style:style>
    <style:style style:name="T167" style:family="text">
      <style:text-properties style:text-position="0% 100%" officeooo:rsid="021893ec"/>
    </style:style>
    <style:style style:name="T168" style:family="text">
      <style:text-properties style:text-position="0% 100%" officeooo:rsid="008e9560"/>
    </style:style>
    <style:style style:name="T169" style:family="text">
      <style:text-properties style:text-position="0% 100%" officeooo:rsid="021ad930"/>
    </style:style>
    <style:style style:name="T170" style:family="text">
      <style:text-properties officeooo:rsid="0008ce61"/>
    </style:style>
    <style:style style:name="T171" style:family="text">
      <style:text-properties officeooo:rsid="002b3487"/>
    </style:style>
    <style:style style:name="T172" style:family="text">
      <style:text-properties officeooo:rsid="0034fffe"/>
    </style:style>
    <style:style style:name="T173" style:family="text">
      <style:text-properties officeooo:rsid="0038a928"/>
    </style:style>
    <style:style style:name="T174" style:family="text">
      <style:text-properties officeooo:rsid="0034fffe" fo:background-color="transparent" loext:char-shading-value="0" style:text-overline-style="solid" style:text-overline-width="auto" style:text-overline-color="font-color" loext:shadow="none"/>
    </style:style>
    <style:style style:name="T175" style:family="text">
      <style:text-properties officeooo:rsid="00b2ce21" fo:background-color="transparent" loext:char-shading-value="0" style:text-overline-style="solid" style:text-overline-width="auto" style:text-overline-color="font-color" loext:shadow="none"/>
    </style:style>
    <style:style style:name="T176" style:family="text">
      <style:text-properties officeooo:rsid="01b81e91" fo:background-color="transparent" loext:char-shading-value="0" style:text-overline-style="solid" style:text-overline-width="auto" style:text-overline-color="font-color" loext:shadow="none"/>
    </style:style>
    <style:style style:name="T177" style:family="text">
      <style:text-properties officeooo:rsid="00be6b20" fo:background-color="transparent" loext:char-shading-value="0" style:text-overline-style="none" style:text-overline-color="font-color" loext:shadow="none"/>
    </style:style>
    <style:style style:name="T178" style:family="text">
      <style:text-properties officeooo:rsid="007e85b9"/>
    </style:style>
    <style:style style:name="T179" style:family="text">
      <style:text-properties officeooo:rsid="0081a97f"/>
    </style:style>
    <style:style style:name="T180" style:family="text">
      <style:text-properties officeooo:rsid="0005b44f"/>
    </style:style>
    <style:style style:name="T181" style:family="text">
      <style:text-properties style:text-underline-style="none"/>
    </style:style>
    <style:style style:name="T182" style:family="text">
      <style:text-properties style:text-underline-style="none" officeooo:rsid="0081a97f"/>
    </style:style>
    <style:style style:name="T183" style:family="text">
      <style:text-properties style:text-underline-style="none" officeooo:rsid="0005b44f"/>
    </style:style>
    <style:style style:name="T184" style:family="text">
      <style:text-properties style:text-underline-style="none" officeooo:rsid="0008ce61"/>
    </style:style>
    <style:style style:name="T185" style:family="text">
      <style:text-properties style:text-underline-style="none" officeooo:rsid="000f77ec"/>
    </style:style>
    <style:style style:name="T186" style:family="text">
      <style:text-properties style:text-underline-style="none" officeooo:rsid="008378b5"/>
    </style:style>
    <style:style style:name="T187" style:family="text">
      <style:text-properties style:text-underline-style="none" officeooo:rsid="01fc694f"/>
    </style:style>
    <style:style style:name="T188" style:family="text">
      <style:text-properties officeooo:rsid="008378b5"/>
    </style:style>
    <style:style style:name="T189" style:family="text">
      <style:text-properties fo:font-weight="normal" style:font-weight-asian="normal" style:font-weight-complex="normal"/>
    </style:style>
    <style:style style:name="T190" style:family="text">
      <style:text-properties fo:font-weight="normal" officeooo:rsid="0008ce61" style:font-weight-asian="normal" style:font-weight-complex="normal"/>
    </style:style>
    <style:style style:name="T191" style:family="text">
      <style:text-properties fo:font-weight="normal" officeooo:rsid="0126e6b8" style:font-weight-asian="normal" style:font-weight-complex="normal"/>
    </style:style>
    <style:style style:name="T192" style:family="text">
      <style:text-properties fo:font-weight="normal" officeooo:rsid="01bc9983" style:font-weight-asian="normal" style:font-weight-complex="normal"/>
    </style:style>
    <style:style style:name="T193" style:family="text">
      <style:text-properties fo:font-weight="normal" officeooo:rsid="01bc9983" style:font-weight-asian="normal" style:font-weight-complex="normal" style:text-overline-style="none" style:text-overline-color="font-color"/>
    </style:style>
    <style:style style:name="T194" style:family="text">
      <style:text-properties fo:font-weight="normal" officeooo:rsid="01c226bc" style:font-weight-asian="normal" style:font-weight-complex="normal" style:text-overline-style="none" style:text-overline-color="font-color"/>
    </style:style>
    <style:style style:name="T195" style:family="text">
      <style:text-properties fo:font-weight="normal" officeooo:rsid="00be6b20" style:font-weight-asian="normal" style:font-weight-complex="normal" style:text-overline-style="none" style:text-overline-color="font-color"/>
    </style:style>
    <style:style style:name="T196" style:family="text">
      <style:text-properties fo:font-weight="normal" officeooo:rsid="018464b9" style:font-weight-asian="normal" style:font-weight-complex="normal" style:text-overline-style="none" style:text-overline-color="font-color"/>
    </style:style>
    <style:style style:name="T197" style:family="text">
      <style:text-properties fo:font-weight="normal" officeooo:rsid="012a724d" style:font-weight-asian="normal" style:font-weight-complex="normal" style:text-overline-style="none" style:text-overline-color="font-color"/>
    </style:style>
    <style:style style:name="T198" style:family="text">
      <style:text-properties fo:font-weight="normal" officeooo:rsid="0008ce61" style:font-weight-asian="normal" style:font-weight-complex="normal" style:text-overline-style="solid" style:text-overline-width="auto" style:text-overline-color="font-color"/>
    </style:style>
    <style:style style:name="T199" style:family="text">
      <style:text-properties fo:font-weight="normal" officeooo:rsid="01fcfb06" style:font-weight-asian="normal" style:font-weight-complex="normal"/>
    </style:style>
    <style:style style:name="T200" style:family="text">
      <style:text-properties fo:font-weight="normal" officeooo:rsid="01fdfc85" style:font-weight-asian="normal" style:font-weight-complex="normal"/>
    </style:style>
    <style:style style:name="T201" style:family="text">
      <style:text-properties fo:font-weight="normal" officeooo:rsid="02008387" style:font-weight-asian="normal" style:font-weight-complex="normal"/>
    </style:style>
    <style:style style:name="T202" style:family="text">
      <style:text-properties fo:font-weight="normal" officeooo:rsid="01fc694f" style:font-weight-asian="normal" style:font-weight-complex="normal"/>
    </style:style>
    <style:style style:name="T203" style:family="text">
      <style:text-properties fo:font-weight="normal" officeooo:rsid="0201c59e" style:font-weight-asian="normal" style:font-weight-complex="normal"/>
    </style:style>
    <style:style style:name="T204" style:family="text">
      <style:text-properties fo:font-weight="normal" officeooo:rsid="0205a554" style:font-weight-asian="normal" style:font-weight-complex="normal"/>
    </style:style>
    <style:style style:name="T205" style:family="text">
      <style:text-properties fo:font-weight="normal" officeooo:rsid="020c9bcc" style:font-weight-asian="normal" style:font-weight-complex="normal"/>
    </style:style>
    <style:style style:name="T206" style:family="text">
      <style:text-properties fo:font-weight="normal" officeooo:rsid="020e535d" style:font-weight-asian="normal" style:font-weight-complex="normal"/>
    </style:style>
    <style:style style:name="T207" style:family="text">
      <style:text-properties fo:font-weight="normal" officeooo:rsid="02430e5a" style:font-weight-asian="normal" style:font-weight-complex="normal"/>
    </style:style>
    <style:style style:name="T208" style:family="text">
      <style:text-properties fo:font-weight="normal" officeooo:rsid="024d4e14" style:font-weight-asian="normal" style:font-weight-complex="normal"/>
    </style:style>
    <style:style style:name="T209" style:family="text">
      <style:text-properties fo:font-weight="normal" officeooo:rsid="012a724d" style:font-weight-asian="normal" style:font-weight-complex="normal"/>
    </style:style>
    <style:style style:name="T210" style:family="text">
      <style:text-properties fo:font-weight="normal" officeooo:rsid="025996eb" style:font-weight-asian="normal" style:font-weight-complex="normal"/>
    </style:style>
    <style:style style:name="T211" style:family="text">
      <style:text-properties fo:font-weight="normal" officeooo:rsid="025e9781" style:font-weight-asian="normal" style:font-weight-complex="normal"/>
    </style:style>
    <style:style style:name="T212" style:family="text">
      <style:text-properties fo:font-weight="normal" officeooo:rsid="0034fffe" fo:background-color="transparent" loext:char-shading-value="0" style:font-weight-asian="normal" style:font-weight-complex="normal" style:text-overline-style="solid" style:text-overline-width="auto" style:text-overline-color="font-color" loext:shadow="none"/>
    </style:style>
    <style:style style:name="T213" style:family="text">
      <style:text-properties fo:font-weight="normal" officeooo:rsid="00b2ce21" fo:background-color="transparent" loext:char-shading-value="0" style:font-weight-asian="normal" style:font-weight-complex="normal" style:text-overline-style="solid" style:text-overline-width="auto" style:text-overline-color="font-color" loext:shadow="none"/>
    </style:style>
    <style:style style:name="T214" style:family="text">
      <style:text-properties fo:font-style="italic" officeooo:rsid="00f6272e" style:font-style-asian="italic" style:font-style-complex="italic"/>
    </style:style>
    <style:style style:name="T215" style:family="text">
      <style:text-properties fo:font-style="italic" officeooo:rsid="014f0d12" style:font-style-asian="italic" style:font-style-complex="italic"/>
    </style:style>
    <style:style style:name="T216" style:family="text">
      <style:text-properties officeooo:rsid="008a8735"/>
    </style:style>
    <style:style style:name="T217" style:family="text">
      <style:text-properties officeooo:rsid="009ee20d"/>
    </style:style>
    <style:style style:name="T218" style:family="text">
      <style:text-properties officeooo:rsid="001cf72a" style:text-overline-style="solid" style:text-overline-width="auto" style:text-overline-color="font-color"/>
    </style:style>
    <style:style style:name="T219" style:family="text">
      <style:text-properties officeooo:rsid="00aa7f15" style:text-overline-style="solid" style:text-overline-width="auto" style:text-overline-color="font-color"/>
    </style:style>
    <style:style style:name="T220" style:family="text">
      <style:text-properties officeooo:rsid="0008ce61" style:text-overline-style="solid" style:text-overline-width="auto" style:text-overline-color="font-color"/>
    </style:style>
    <style:style style:name="T221" style:family="text">
      <style:text-properties officeooo:rsid="00c1ad2d" style:text-overline-style="solid" style:text-overline-width="auto" style:text-overline-color="font-color"/>
    </style:style>
    <style:style style:name="T222" style:family="text">
      <style:text-properties officeooo:rsid="00edc9d5" style:text-overline-style="solid" style:text-overline-width="auto" style:text-overline-color="font-color"/>
    </style:style>
    <style:style style:name="T223" style:family="text">
      <style:text-properties officeooo:rsid="0112c89b" style:text-overline-style="solid" style:text-overline-width="auto" style:text-overline-color="font-color"/>
    </style:style>
    <style:style style:name="T224" style:family="text">
      <style:text-properties officeooo:rsid="00de0f11" style:text-overline-style="solid" style:text-overline-width="auto" style:text-overline-color="font-color"/>
    </style:style>
    <style:style style:name="T225" style:family="text">
      <style:text-properties officeooo:rsid="0038a928" style:text-overline-style="solid" style:text-overline-width="auto" style:text-overline-color="font-color"/>
    </style:style>
    <style:style style:name="T226" style:family="text">
      <style:text-properties officeooo:rsid="0034fffe" style:text-overline-style="solid" style:text-overline-width="auto" style:text-overline-color="font-color"/>
    </style:style>
    <style:style style:name="T227" style:family="text">
      <style:text-properties officeooo:rsid="01fb49ea" style:text-overline-style="solid" style:text-overline-width="auto" style:text-overline-color="font-color"/>
    </style:style>
    <style:style style:name="T228" style:family="text">
      <style:text-properties officeooo:rsid="00edc9d5" style:text-overline-style="none" style:text-overline-color="font-color"/>
    </style:style>
    <style:style style:name="T229" style:family="text">
      <style:text-properties officeooo:rsid="002b3487" style:text-overline-style="none" style:text-overline-color="font-color"/>
    </style:style>
    <style:style style:name="T230" style:family="text">
      <style:text-properties officeooo:rsid="018464b9" style:text-overline-style="none" style:text-overline-color="font-color"/>
    </style:style>
    <style:style style:name="T231" style:family="text">
      <style:text-properties officeooo:rsid="012a724d" style:text-overline-style="none" style:text-overline-color="font-color"/>
    </style:style>
    <style:style style:name="T232" style:family="text">
      <style:text-properties officeooo:rsid="0008ce61" style:text-overline-style="none" style:text-overline-color="font-color"/>
    </style:style>
    <style:style style:name="T233" style:family="text">
      <style:text-properties officeooo:rsid="025996eb" style:text-overline-style="none" style:text-overline-color="font-color"/>
    </style:style>
    <style:style style:name="T234" style:family="text">
      <style:text-properties officeooo:rsid="01bc9983" style:text-overline-style="none" style:text-overline-color="font-color"/>
    </style:style>
    <style:style style:name="T235" style:family="text">
      <style:text-properties officeooo:rsid="00b2ce21"/>
    </style:style>
    <style:style style:name="T236" style:family="text">
      <style:text-properties officeooo:rsid="00be6b20"/>
    </style:style>
    <style:style style:name="T237" style:family="text">
      <style:text-properties officeooo:rsid="00c0d136"/>
    </style:style>
    <style:style style:name="T238" style:family="text">
      <style:text-properties officeooo:rsid="001cf72a"/>
    </style:style>
    <style:style style:name="T239" style:family="text">
      <style:text-properties officeooo:rsid="00c1ad2d"/>
    </style:style>
    <style:style style:name="T240" style:family="text">
      <style:text-properties officeooo:rsid="00c46277"/>
    </style:style>
    <style:style style:name="T241" style:family="text">
      <style:text-properties officeooo:rsid="00e69d42"/>
    </style:style>
    <style:style style:name="T242" style:family="text">
      <style:text-properties officeooo:rsid="00edc9d5"/>
    </style:style>
    <style:style style:name="T243" style:family="text">
      <style:text-properties officeooo:rsid="00f3ca4c"/>
    </style:style>
    <style:style style:name="T244" style:family="text">
      <style:text-properties officeooo:rsid="00f6272e"/>
    </style:style>
    <style:style style:name="T245" style:family="text">
      <style:text-properties officeooo:rsid="0125c8c7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officeooo:rsid="0008ce61" style:font-weight-asian="bold" style:font-weight-complex="bold"/>
    </style:style>
    <style:style style:name="T248" style:family="text">
      <style:text-properties fo:font-weight="bold" officeooo:rsid="01fc694f" style:font-weight-asian="bold" style:font-weight-complex="bold"/>
    </style:style>
    <style:style style:name="T249" style:family="text">
      <style:text-properties fo:font-weight="bold" officeooo:rsid="01fcfb06" style:font-weight-asian="bold" style:font-weight-complex="bold"/>
    </style:style>
    <style:style style:name="T250" style:family="text">
      <style:text-properties fo:font-weight="bold" officeooo:rsid="02008387" style:font-weight-asian="bold" style:font-weight-complex="bold"/>
    </style:style>
    <style:style style:name="T251" style:family="text">
      <style:text-properties fo:font-weight="bold" officeooo:rsid="020327fc" style:font-weight-asian="bold" style:font-weight-complex="bold"/>
    </style:style>
    <style:style style:name="T252" style:family="text">
      <style:text-properties fo:font-weight="bold" officeooo:rsid="0252c6f1" style:font-weight-asian="bold" style:font-weight-complex="bold"/>
    </style:style>
    <style:style style:name="T253" style:family="text">
      <style:text-properties officeooo:rsid="012747fe"/>
    </style:style>
    <style:style style:name="T254" style:family="text">
      <style:text-properties officeooo:rsid="012a724d"/>
    </style:style>
    <style:style style:name="T255" style:family="text">
      <style:text-properties officeooo:rsid="00d78a23"/>
    </style:style>
    <style:style style:name="T256" style:family="text">
      <style:text-properties officeooo:rsid="00de0f11"/>
    </style:style>
    <style:style style:name="T257" style:family="text">
      <style:text-properties fo:font-style="normal" officeooo:rsid="014f0d12" style:font-style-asian="normal" style:font-style-complex="normal"/>
    </style:style>
    <style:style style:name="T258" style:family="text">
      <style:text-properties fo:font-style="normal" officeooo:rsid="014ff926" style:font-style-asian="normal" style:font-style-complex="normal"/>
    </style:style>
    <style:style style:name="T259" style:family="text">
      <style:text-properties fo:font-style="normal" officeooo:rsid="015016c1" style:font-style-asian="normal" style:font-style-complex="normal"/>
    </style:style>
    <style:style style:name="T260" style:family="text">
      <style:text-properties fo:font-style="normal" officeooo:rsid="0154ee54" style:font-style-asian="normal" style:font-style-complex="normal"/>
    </style:style>
    <style:style style:name="T261" style:family="text">
      <style:text-properties fo:font-style="normal" officeooo:rsid="015a5d04" style:font-style-asian="normal" style:font-style-complex="normal"/>
    </style:style>
    <style:style style:name="T262" style:family="text">
      <style:text-properties fo:font-style="normal" officeooo:rsid="0234d5a6" style:font-style-asian="normal" style:font-style-complex="normal"/>
    </style:style>
    <style:style style:name="T263" style:family="text">
      <style:text-properties officeooo:rsid="01b68015"/>
    </style:style>
    <style:style style:name="T264" style:family="text">
      <style:text-properties officeooo:rsid="01b81e91"/>
    </style:style>
    <style:style style:name="T265" style:family="text">
      <style:text-properties officeooo:rsid="01b92f64"/>
    </style:style>
    <style:style style:name="T266" style:family="text">
      <style:text-properties officeooo:rsid="01bc9983"/>
    </style:style>
    <style:style style:name="T267" style:family="text">
      <style:text-properties officeooo:rsid="01fc694f"/>
    </style:style>
    <style:style style:name="T268" style:family="text">
      <style:text-properties style:text-line-through-style="solid" style:text-line-through-type="single" fo:font-weight="normal" officeooo:rsid="01fc694f" style:font-weight-asian="normal" style:font-weight-complex="normal"/>
    </style:style>
    <style:style style:name="T269" style:family="text">
      <style:text-properties officeooo:rsid="020327fc"/>
    </style:style>
    <style:style style:name="T270" style:family="text">
      <style:text-properties officeooo:rsid="0205a554"/>
    </style:style>
    <style:style style:name="T271" style:family="text">
      <style:text-properties officeooo:rsid="021ad930"/>
    </style:style>
    <style:style style:name="T272" style:family="text">
      <style:text-properties officeooo:rsid="02218352"/>
    </style:style>
    <style:style style:name="T273" style:family="text">
      <style:text-properties officeooo:rsid="022698e5"/>
    </style:style>
    <style:style style:name="T274" style:family="text">
      <style:text-properties officeooo:rsid="023fa26d"/>
    </style:style>
    <style:style style:name="T275" style:family="text">
      <style:text-properties officeooo:rsid="0249ff68"/>
    </style:style>
    <style:style style:name="T276" style:family="text">
      <style:text-properties officeooo:rsid="024b5ca6"/>
    </style:style>
    <style:style style:name="T277" style:family="text">
      <style:text-properties fo:color="#ff3333" style:text-position="0% 100%" fo:font-style="italic" style:font-style-asian="italic" style:font-style-complex="italic"/>
    </style:style>
    <style:style style:name="T278" style:family="text">
      <style:text-properties fo:color="#ff3333" style:text-position="0% 100%" fo:font-style="italic" officeooo:rsid="0250eb8d" style:font-style-asian="italic" style:font-style-complex="italic"/>
    </style:style>
    <style:style style:name="T279" style:family="text">
      <style:text-properties fo:color="#ff3333" style:text-position="0% 100%" fo:font-style="italic" officeooo:rsid="02529078" style:font-style-asian="italic" style:font-style-complex="italic"/>
    </style:style>
    <style:style style:name="T280" style:family="text">
      <style:text-properties officeooo:rsid="0265e7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<text:span text:style-name="T246">Constraint Based Typing</text:span></text:p>
      <text:p text:style-name="P62"><text:span text:style-name="T246"/></text:p>
      <text:p text:style-name="P62"><text:span text:style-name="T182">Γ </text:span><text:span text:style-name="T184">⊢</text:span> <text:span text:style-name="T275">e</text:span>:T | <text:span text:style-name="T276">{</text:span>C<text:span text:style-name="T276">}</text:span> </text:p>
      <text:p text:style-name="P62">It means “<text:span text:style-name="T275">expression e</text:span> has type T under assumptions whenever the constraints C are satisfied”.</text:p>
      <text:p text:style-name="P81"><text:span text:style-name="T182"/></text:p>
      <text:p text:style-name="P81"><text:span text:style-name="T182">Γ </text:span><text:span text:style-name="T184">⊢</text:span> <text:span text:style-name="T270">s</text:span> | <text:span text:style-name="T276">{</text:span>C<text:span text:style-name="T276">}</text:span></text:p>
      <text:p text:style-name="P64"><text:span text:style-name="T189">It means “</text:span><text:span text:style-name="T204">statement s</text:span><text:span text:style-name="T189"> </text:span><text:span text:style-name="T204">typechecks</text:span><text:span text:style-name="T189"> under assumptions whenever the constraints C are satisfied”.</text:span></text:p>
      <text:p text:style-name="P62"><text:span text:style-name="T246"/></text:p>
      <text:p text:style-name="P63"><text:span text:style-name="T246">Note: </text:span></text:p>
      <text:p text:style-name="P63"><text:span text:style-name="T249">1) </text:span><text:span text:style-name="T189">PICOInfer assumes the input </text:span><text:span text:style-name="T201">program</text:span><text:span text:style-name="T189"> is a well-typed in Freedom-Before-Committment</text:span><text:span text:style-name="T199">(FBC)</text:span><text:span text:style-name="T189"> type system </text:span><text:span text:style-name="T205">and initialization qualifiers are given already.</text:span></text:p>
      <text:p text:style-name="P79">2) <text:span text:style-name="T189">PICOInfer assumes that input program is well-formed in terms of assignability on fields</text:span><text:span text:style-name="T200">(meaning one and only one assignability qualifier is used on a fie</text:span><text:span text:style-name="T189">ld; </text:span><text:span text:style-name="T203">no @RDA is used on static fields</text:span><text:span text:style-name="T200">) </text:span><text:span text:style-name="T205">and assignability qualifiers are given already.</text:span></text:p>
      <text:p text:style-name="P79">3)<text:span text:style-name="T189"> </text:span><text:span text:style-name="T206">Therefore, </text:span><text:span text:style-name="T202">PICOInfer </text:span><text:span text:style-name="T267">only infers solution in mutability hierarchy</text:span><text:span text:style-name="T202">, not the</text:span><text:span text:style-name="T268"> initialization hierarchy or assignability dimension</text:span><text:span text:style-name="T202">.</text:span></text:p>
      <text:p text:style-name="P65"><text:span text:style-name="T250">4</text:span><text:span text:style-name="T246">) </text:span><text:span text:style-name="T189">In PICOInfer formalization, we only write initialization and assigability qualifiers in assumptions </text:span><text:span text:style-name="T201">that affect how we generate mutability constraints</text:span><text:span text:style-name="T189">, but not the in the conclusions</text:span><text:span text:style-name="T201">(because it doesn’t contribute to contraint generation and those two dimensions are assumed to be valid </text:span><text:span text:style-name="T208">already</text:span><text:span text:style-name="T201">)</text:span><text:span text:style-name="T189">.</text:span></text:p>
      <text:p text:style-name="P62"><text:span text:style-name="T246"/></text:p>
      <text:p text:style-name="P62"><text:span text:style-name="T246"/></text:p>
      <text:p text:style-name="P62"><text:span text:style-name="T246"/></text:p>
      <text:p text:style-name="P2"><text:span text:style-name="T246">Typing Rules </text:span><text:span text:style-name="T248">(Constraint Based)</text:span></text:p>
      <text:p text:style-name="P2"/>
      <text:p text:style-name="P3"><text:s text:c="5"/>x <text:span text:style-name="T179">∈ </text:span><text:span text:style-name="T182">Γ</text:span><text:span text:style-name="T51">q</text:span></text:p>
      <text:p text:style-name="P6"><draw:line text:anchor-type="paragraph" draw:z-index="2" draw:name="Shape1" draw:style-name="gr1" draw:text-style-name="P115" svg:x1="-0.254cm" svg:y1="0.363cm" svg:x2="3.526cm" svg:y2="0.368cm"><text:p/></draw:line> <text:s text:c="36"/>(T-VAR)</text:p>
      <text:p text:style-name="P3"><text:span text:style-name="T182">Γ</text:span><text:span text:style-name="T51">q</text:span><text:span text:style-name="T182"> </text:span><text:span text:style-name="T184">⊢</text:span><text:span text:style-name="T183"> x : </text:span><text:span text:style-name="T182">Γ</text:span><text:span text:style-name="T51">q</text:span><text:span text:style-name="T182">(x) </text:span><text:span text:style-name="T187">| {}</text:span></text:p>
      <text:p text:style-name="P62"/>
      <text:p text:style-name="P67"><text:span text:style-name="T246">* </text:span><text:span text:style-name="T251">Note</text:span><text:span text:style-name="T269"> : </text:span><text:span text:style-name="T182">Γ</text:span><text:span text:style-name="T51">q </text:span><text:span text:style-name="T149">is the type environment that only stores mutability </text:span><text:span text:style-name="T150">qualifier</text:span><text:span text:style-name="T151">s</text:span><text:span text:style-name="T149"> of variables.</text:span></text:p>
      <text:p text:style-name="P1"/>
      <text:p text:style-name="P1"/>
      <text:p text:style-name="P55"><text:span text:style-name="T1"><text:s text:c="3"/>Γ</text:span><text:span text:style-name="T33">q</text:span><text:span text:style-name="T1">(x) = q</text:span><text:span text:style-name="T13">x <text:s text:c="17"/></text:span><text:span text:style-name="T97">f</text:span><text:span text:style-name="T104">Type</text:span><text:span text:style-name="T97">(f) = q</text:span><text:span text:style-name="T14">f</text:span><text:span text:style-name="T13"> <text:s text:c="7"/></text:span></text:p>
      <text:p text:style-name="P9"><draw:line text:anchor-type="paragraph" draw:z-index="3" draw:name="Shape1" draw:style-name="gr1" draw:text-style-name="P115" svg:x1="-0.302cm" svg:y1="0.363cm" svg:x2="7.255cm" svg:y2="0.365cm"><text:p/></draw:line> <text:s text:c="118"/>( T-<text:span text:style-name="T188">FLD</text:span> )</text:p>
      <text:p text:style-name="P66"><text:span text:style-name="T181"><text:s text:c="8"/>Γ</text:span><text:span text:style-name="T52">q</text:span><text:span text:style-name="T181"> </text:span><text:span text:style-name="T184">⊢</text:span><text:span text:style-name="T181"> </text:span><text:span text:style-name="T186">x</text:span><text:span text:style-name="T185">.f : </text:span><text:span text:style-name="T147">q </text:span><text:span text:style-name="T148">| {</text:span><text:span text:style-name="T147">q = </text:span><text:span text:style-name="T145">q</text:span><text:span text:style-name="T49">x</text:span><text:span text:style-name="T48"> </text:span><text:span text:style-name="T146">⊳ q</text:span><text:span text:style-name="T50">f </text:span><text:span text:style-name="T148">}</text:span></text:p>
      <text:p text:style-name="P7"/>
      <text:p text:style-name="P7">Figure 2 Expression typing</text:p>
      <text:p text:style-name="P7"/>
      <text:p text:style-name="P7"/>
      <text:p text:style-name="P7"/>
      <text:p text:style-name="P7"><text:soft-page-break/></text:p>
      <text:p text:style-name="P7"/>
      <text:p text:style-name="P57"><text:span text:style-name="T1"><text:s text:c="17"/>Γ</text:span><text:span text:style-name="T34">q</text:span><text:span text:style-name="T1"> </text:span><text:span text:style-name="T3">⊢ </text:span><text:span text:style-name="T6">e</text:span><text:span text:style-name="T1"> = </text:span><text:span text:style-name="T8">q</text:span><text:span text:style-name="T19">e</text:span><text:span text:style-name="T96"> <text:s/></text:span></text:p>
      <text:p text:style-name="P8"><draw:line text:anchor-type="paragraph" draw:z-index="4" draw:name="Shape1" draw:style-name="gr1" draw:text-style-name="P115" svg:x1="-0.254cm" svg:y1="0.363cm" svg:x2="6.509cm" svg:y2="0.363cm"><text:p/></draw:line> <text:s text:c="118"/>( T-VAR<text:span text:style-name="T178">ASS</text:span> )</text:p>
      <text:p text:style-name="P71"><text:s text:c="8"/>Γ<text:span text:style-name="T76">q</text:span> <text:span text:style-name="T170">⊢</text:span> x = <text:span text:style-name="T216">e | {</text:span><text:span text:style-name="T153">q</text:span><text:span text:style-name="T74">e</text:span><text:span text:style-name="T12"> <text:s/></text:span><text:span text:style-name="T152">&lt;: </text:span><text:span text:style-name="T12"><text:s/></text:span><text:span text:style-name="T95">Γ</text:span><text:span text:style-name="T75">q</text:span><text:span text:style-name="T95">(x)</text:span><text:span text:style-name="T216">}</text:span></text:p>
      <text:p text:style-name="P5"/>
      <text:p text:style-name="P5"/>
      <text:p text:style-name="P5"/>
      <text:p text:style-name="P5"/>
      <text:p text:style-name="P56"><text:span text:style-name="T1"><text:s text:c="13"/>Γ(x) = <text:s/></text:span><text:span text:style-name="T5">k</text:span><text:span text:style-name="T18">x </text:span><text:span text:style-name="T1">q</text:span><text:span text:style-name="T13">x <text:s text:c="7"/></text:span><text:span text:style-name="T96">Γ</text:span><text:span text:style-name="T43">q</text:span><text:span text:style-name="T96">(y) = <text:s/>q</text:span><text:span text:style-name="T13">y <text:s text:c="8"/></text:span><text:span text:style-name="T97">typeof(f) = q</text:span><text:span text:style-name="T14">f</text:span><text:span text:style-name="T97"> </text:span><text:span text:style-name="T132">a</text:span><text:span text:style-name="T35">f</text:span></text:p>
      <text:p text:style-name="P10"><draw:line text:anchor-type="paragraph" draw:z-index="0" draw:name="Shape1" draw:style-name="gr1" draw:text-style-name="P115" svg:x1="-0.254cm" svg:y1="0.483cm" svg:x2="14.43cm" svg:y2="0.483cm"><text:p/></draw:line> <text:s text:c="119"/></text:p>
      <text:p text:style-name="P10"><text:tab/><text:tab/><text:tab/><text:tab/><text:tab/><text:tab/><text:tab/><text:tab/><text:tab/><text:tab/> <text:s text:c="18"/>( T-<text:span text:style-name="T178">FLDASS</text:span>) </text:p>
      <text:p text:style-name="P111"><text:span text:style-name="T2"><text:s text:c="12"/>Γ</text:span><text:span text:style-name="T36">q</text:span><text:span text:style-name="T2"> </text:span><text:span text:style-name="T3">⊢</text:span><text:span text:style-name="T2"> x.</text:span><text:span text:style-name="T1">f</text:span><text:span text:style-name="T2"> = </text:span><text:span text:style-name="T4">y </text:span><text:span text:style-name="T9">| {</text:span><text:span text:style-name="T10">q</text:span><text:span text:style-name="T37">y</text:span><text:span text:style-name="T133"> &lt;: q</text:span><text:span text:style-name="T37">x </text:span><text:span text:style-name="T97">⊳ q</text:span><text:span text:style-name="T14">f </text:span><text:span text:style-name="T97">, </text:span><text:span text:style-name="T133">fieldWrite(</text:span><text:span text:style-name="T103">k</text:span><text:span text:style-name="T18">x</text:span><text:span text:style-name="T103"> ,</text:span><text:span text:style-name="T18"> </text:span><text:span text:style-name="T100">q</text:span><text:span text:style-name="T26">x </text:span><text:span text:style-name="T100">, </text:span><text:span text:style-name="T132">a</text:span><text:span text:style-name="T35">f</text:span><text:span text:style-name="T133">)</text:span><text:span text:style-name="T14"> </text:span><text:span text:style-name="T9">}</text:span><text:span text:style-name="T4"> <text:s text:c="17"/></text:span></text:p>
      <text:p text:style-name="P82"/>
      <text:p text:style-name="P75"><text:span text:style-name="T154">fieldWrite(</text:span><text:span text:style-name="T155">k</text:span><text:span text:style-name="T77">x</text:span><text:span text:style-name="T155"> ,</text:span><text:span text:style-name="T77"> </text:span><text:span text:style-name="T156">q</text:span><text:span text:style-name="T78">x </text:span><text:span text:style-name="T156">, </text:span><text:span text:style-name="T157">a</text:span><text:span text:style-name="T79">f</text:span><text:span text:style-name="T154">) :: =</text:span></text:p>
      <text:p text:style-name="P76"><text:span text:style-name="T154"><text:s text:c="4"/>if a</text:span><text:span text:style-name="T80">f</text:span><text:span text:style-name="T154"> = assignable =&gt; </text:span><text:span text:style-name="T158"><text:s/></text:span><text:span text:style-name="T159">q</text:span><text:span text:style-name="T81">x</text:span><text:span text:style-name="T160"> </text:span><text:span text:style-name="T162">≠ </text:span><text:span text:style-name="T163">readonly </text:span><text:span text:style-name="T277">∨</text:span><text:span text:style-name="T161"> </text:span><text:span text:style-name="T163">q</text:span><text:span text:style-name="T82">f</text:span><text:span text:style-name="T163"> </text:span><text:span text:style-name="T162">≠ </text:span><text:span text:style-name="T164">receiverdependantmutable</text:span></text:p>
      <text:p text:style-name="P77"><text:span text:style-name="T158"><text:s text:c="4"/>else if <text:s/></text:span><text:span text:style-name="T165">k</text:span><text:span text:style-name="T83">x</text:span><text:span text:style-name="T165"> =</text:span><text:span text:style-name="T166"> </text:span><text:span text:style-name="T165">underinitialized </text:span><text:span text:style-name="T167">=&gt; </text:span><text:span text:style-name="T156">q</text:span><text:span text:style-name="T78">x</text:span><text:span text:style-name="T156"> <text:s/></text:span><text:span text:style-name="T168">= </text:span><text:span text:style-name="T95">mutable ∨ </text:span><text:span text:style-name="T168">q</text:span><text:span text:style-name="T84">x</text:span><text:span text:style-name="T168"> = </text:span><text:span text:style-name="T165">immutable</text:span><text:span text:style-name="T95"> ∨ <text:s/></text:span><text:span text:style-name="T168">q</text:span><text:span text:style-name="T84">x</text:span><text:span text:style-name="T168"> = </text:span><text:span text:style-name="T165"><text:s/>receiverdependantmutable</text:span></text:p>
      <text:p text:style-name="P73"><text:s text:c="4"/><text:span text:style-name="T271">else =&gt; <text:s/></text:span><text:span text:style-name="T95">q</text:span><text:span text:style-name="T12">x</text:span><text:span text:style-name="T95"> <text:s/></text:span><text:span text:style-name="T168">= </text:span><text:span text:style-name="T169">mutable</text:span></text:p>
      <text:p text:style-name="P4"/>
      <text:p text:style-name="P78"><text:span text:style-name="T279">Red </text:span><text:span text:style-name="T277">∨ </text:span><text:span text:style-name="T278">means CFI currently doesn’t support this constraint(disjunction)</text:span></text:p>
      <text:p text:style-name="P4"/>
      <text:p text:style-name="P4"/>
      <text:p text:style-name="P113"><text:span text:style-name="T11"><text:s text:c="7"/>Γ</text:span><text:span text:style-name="T40">q</text:span><text:span text:style-name="T11">(x) = q</text:span><text:span text:style-name="T38">x <text:s text:c="11"/></text:span><text:span text:style-name="T11">Γ</text:span><text:span text:style-name="T41">q</text:span><text:span text:style-name="T11">(y) = q</text:span><text:span text:style-name="T38">y <text:s text:c="11"/></text:span><text:span text:style-name="T128">Γ</text:span><text:span text:style-name="T41">q</text:span><text:span text:style-name="T128">(</text:span><text:span text:style-name="T129">z</text:span><text:span text:style-name="T128">) = </text:span><text:span text:style-name="T129">q</text:span><text:span text:style-name="T42">z</text:span><text:span text:style-name="T130"> </text:span><text:span text:style-name="T38"><text:s text:c="10"/></text:span><text:span text:style-name="T131">typeof(</text:span><text:span text:style-name="T130">m</text:span><text:span text:style-name="T131">) = q</text:span><text:span text:style-name="T42">this</text:span><text:span text:style-name="T130">, </text:span><text:span text:style-name="T129">q</text:span><text:span text:style-name="T42">p</text:span><text:span text:style-name="T130"> →q</text:span><text:span text:style-name="T42">ret</text:span><text:span text:style-name="T131"> </text:span><text:span text:style-name="T38"><text:s text:c="2"/></text:span></text:p>
      <text:p text:style-name="P16"><draw:line text:anchor-type="paragraph" draw:z-index="11" draw:name="Shape1" draw:style-name="gr1" draw:text-style-name="P115" svg:x1="-0.252cm" svg:y1="0.286cm" svg:x2="17.092cm" svg:y2="0.291cm"><text:p/></draw:line> <text:s text:c="108"/></text:p>
      <text:p text:style-name="P112"><text:span text:style-name="T100"><text:s/>Γ</text:span><text:span text:style-name="T46">q</text:span><text:span text:style-name="T100"> </text:span><text:span text:style-name="T97">⊢</text:span><text:span text:style-name="T100"> x = </text:span><text:span text:style-name="T101">y.</text:span><text:span text:style-name="T126">m</text:span><text:span text:style-name="T98">(</text:span><text:span text:style-name="T110">z</text:span><text:span text:style-name="T98">) </text:span><text:span text:style-name="T134">| {</text:span><text:span text:style-name="T127">q</text:span><text:span text:style-name="T30">this-vp</text:span><text:span text:style-name="T127"> = <text:s/></text:span><text:span text:style-name="T105">q</text:span><text:span text:style-name="T27">y</text:span><text:span text:style-name="T20"> .</text:span><text:span text:style-name="T97">⊳ q</text:span><text:span text:style-name="T27">this </text:span><text:span text:style-name="T125">, </text:span><text:span text:style-name="T112">q</text:span><text:span text:style-name="T30">p-vp </text:span><text:span text:style-name="T127">= <text:s/></text:span><text:span text:style-name="T135">q</text:span><text:span text:style-name="T27">y</text:span><text:span text:style-name="T25"> </text:span><text:span text:style-name="T97">⊳ </text:span><text:span text:style-name="T113">q</text:span><text:span text:style-name="T28">p </text:span><text:span text:style-name="T135">, </text:span><text:span text:style-name="T127">q</text:span><text:span text:style-name="T30">ret-vp</text:span><text:span text:style-name="T127"> = </text:span><text:span text:style-name="T28"><text:s/></text:span><text:span text:style-name="T135">q</text:span><text:span text:style-name="T27">y</text:span><text:span text:style-name="T25"> </text:span><text:span text:style-name="T97">⊳ q</text:span><text:span text:style-name="T27">ret </text:span><text:span text:style-name="T125">, </text:span><text:span text:style-name="T105">q</text:span><text:span text:style-name="T20">y <text:s/></text:span><text:span text:style-name="T136">&lt;: </text:span><text:span text:style-name="T125"><text:s/></text:span><text:span text:style-name="T127">q</text:span><text:span text:style-name="T30">this-vp </text:span><text:span text:style-name="T127">, </text:span><text:span text:style-name="T111">q</text:span><text:span text:style-name="T32">z </text:span><text:span text:style-name="T136">&lt;: </text:span><text:span text:style-name="T26"><text:s/></text:span><text:span text:style-name="T112">q</text:span><text:span text:style-name="T31">p</text:span><text:span text:style-name="T30">-vp </text:span><text:span text:style-name="T127">, q</text:span><text:span text:style-name="T30">ret-vp </text:span><text:span text:style-name="T136">&lt;: </text:span><text:span text:style-name="T30"><text:s/></text:span><text:span text:style-name="T105">q</text:span><text:span text:style-name="T31">x</text:span><text:span text:style-name="T134">} </text:span><text:span text:style-name="T98"><text:s text:c="93"/></text:span><text:span text:style-name="T100">( T-</text:span><text:span text:style-name="T122">CALL</text:span><text:span text:style-name="T100"> )</text:span></text:p>
      <text:p text:style-name="P38"/>
      <text:p text:style-name="P39"><text:span text:style-name="T252">TODO </text:span>: inference of <text:span text:style-name="T272">polymutable methods will be implemented later.</text:span></text:p>
      <text:p text:style-name="P37"/>
      <text:p text:style-name="P37"/>
      <text:p text:style-name="P37"/>
      <text:p text:style-name="P37"/>
      <text:p text:style-name="P60"><text:span text:style-name="T120">k</text:span><text:span text:style-name="T119">d</text:span><text:span text:style-name="T116"> in C <text:s text:c="9"/>C &lt;: D <text:s text:c="7"/></text:span><text:span text:style-name="T97">typeof</text:span><text:span text:style-name="T121">(</text:span><text:span text:style-name="T120">D</text:span><text:span text:style-name="T97">) = </text:span><text:span text:style-name="T108">q</text:span><text:span text:style-name="T21">p-</text:span><text:span text:style-name="T22">D</text:span><text:span text:style-name="T99"> </text:span><text:span text:style-name="T98">→ q</text:span><text:span text:style-name="T15">ret-</text:span><text:span text:style-name="T25">D</text:span><text:span text:style-name="T97"> </text:span><text:span text:style-name="T26"><text:s text:c="11"/></text:span><text:span text:style-name="T97">typeof(</text:span><text:span text:style-name="T120">kd</text:span><text:span text:style-name="T97">) = </text:span><text:span text:style-name="T107">_ _</text:span><text:span text:style-name="T99"> <text:s text:c="3"/></text:span><text:span text:style-name="T98">→q</text:span><text:span text:style-name="T15">ret-</text:span><text:span text:style-name="T25">C</text:span></text:p>
      <text:p text:style-name="P89"><text:span text:style-name="T255">Γ</text:span><text:span text:style-name="T85">q</text:span><text:span text:style-name="T255">(z) = q</text:span><text:span text:style-name="T69">z <text:s text:c="37"/></text:span><text:span text:style-name="T68"><text:s/></text:span><text:span text:style-name="T69"><text:s text:c="20"/></text:span><text:span text:style-name="T68"><text:s text:c="61"/></text:span><text:span text:style-name="T69"><text:s text:c="3"/></text:span><text:s text:c="93"/></text:p>
      <text:p text:style-name="P17"><draw:line text:anchor-type="paragraph" draw:z-index="12" draw:name="Shape1" draw:style-name="gr1" draw:text-style-name="P115" svg:x1="-0.326cm" svg:y1="0.333cm" svg:x2="16.66cm" svg:y2="0.333cm"><text:p/></draw:line> <text:s text:c="136"/></text:p>
      <text:p text:style-name="P92"><text:span text:style-name="T180"><text:s text:c="9"/>Γ</text:span><text:span text:style-name="T90">q</text:span><text:span text:style-name="T180"> ⊢ super(</text:span><text:span text:style-name="T218">z</text:span><text:span text:style-name="T238">) in kd | {q</text:span><text:span text:style-name="T58">ret-</text:span><text:span text:style-name="T71">C</text:span><text:span text:style-name="T256"> &lt;: q</text:span><text:span text:style-name="T58">ret-</text:span><text:span text:style-name="T68">C </text:span><text:span text:style-name="T170">⊳ q</text:span><text:span text:style-name="T58">ret-</text:span><text:span text:style-name="T68">D</text:span><text:span text:style-name="T69"> </text:span><text:span text:style-name="T256">, </text:span><text:span text:style-name="T224">q</text:span><text:span text:style-name="T69">z</text:span><text:span text:style-name="T256"> &lt;: q</text:span><text:span text:style-name="T58">ret-</text:span><text:span text:style-name="T68">C </text:span><text:span text:style-name="T170">⊳ </text:span><text:span text:style-name="T224">q</text:span><text:span text:style-name="T69">p-</text:span><text:span text:style-name="T70">D</text:span><text:span text:style-name="T170">} <text:s text:c="16"/>( T-SUPER ) </text:span></text:p>
      <text:p text:style-name="P83"><text:s text:c="39"/></text:p>
      <text:p text:style-name="P33"/>
      <text:p text:style-name="P33"/>
      <text:p text:style-name="P84">( T-THIS ) (omitted)</text:p>
      <text:p text:style-name="P32"><text:soft-page-break/>* <text:span text:style-name="T215">Note: </text:span><text:span text:style-name="T262">As the type rule in the typechecking side, t</text:span><text:span text:style-name="T258">he </text:span><text:span text:style-name="T262">constraint</text:span><text:span text:style-name="T258"> </text:span><text:span text:style-name="T262">based </text:span><text:span text:style-name="T258">type rule T-THIS is </text:span><text:span text:style-name="T259">very much</text:span><text:span text:style-name="T258"> the same as T-SUPER except </text:span><text:span text:style-name="T260">that </text:span><text:span text:style-name="T261">the constructor invoked by </text:span><text:span text:style-name="T258">“this(</text:span><text:span text:style-name="T257">..., ...</text:span><text:span text:style-name="T258">)” comes from the same class.</text:span></text:p>
      <text:p text:style-name="P31"/>
      <text:p text:style-name="P31"/>
      <text:p text:style-name="P69"/>
      <text:p text:style-name="P70"/>
      <text:p text:style-name="P109"><text:span text:style-name="T1"><text:s text:c="12"/>Γ</text:span><text:span text:style-name="T44">q </text:span><text:span text:style-name="T1">(x) = q</text:span><text:span text:style-name="T13">x <text:s text:c="19"/></text:span><text:span text:style-name="T96">Γ</text:span><text:span text:style-name="T44">q </text:span><text:span text:style-name="T96">(</text:span><text:span text:style-name="T106">y</text:span><text:span text:style-name="T96">) = </text:span><text:span text:style-name="T106">q</text:span><text:span text:style-name="T13">y <text:s text:c="18"/></text:span><text:span text:style-name="T97">typeof(</text:span><text:span text:style-name="T99">C</text:span><text:span text:style-name="T97">) = </text:span><text:span text:style-name="T108">q</text:span><text:span text:style-name="T21">p</text:span><text:span text:style-name="T99"> </text:span><text:span text:style-name="T98">→q</text:span><text:span text:style-name="T15">ret</text:span><text:span text:style-name="T97"> <text:s/></text:span><text:span text:style-name="T13"><text:s text:c="2"/></text:span></text:p>
      <text:p text:style-name="P109"><text:span text:style-name="T23"/></text:p>
      <text:p text:style-name="P54"><draw:line text:anchor-type="paragraph" draw:z-index="1" draw:name="Shape1" draw:style-name="gr1" draw:text-style-name="P115" svg:x1="-0.307cm" svg:y1="0.043cm" svg:x2="14.518cm" svg:y2="0.018cm"><text:p/></draw:line><text:span text:style-name="T17"> <text:s text:c="207"/></text:span><text:span text:style-name="T102"><text:s text:c="2"/></text:span><text:span text:style-name="T114">(T-NEW)</text:span></text:p>
      <text:p text:style-name="P110"><text:span text:style-name="T96"><text:s/>Γ</text:span><text:span text:style-name="T45">q</text:span><text:span text:style-name="T96"> </text:span><text:span text:style-name="T97">⊢</text:span><text:span text:style-name="T96"> x </text:span><text:span text:style-name="T99">= new q C(</text:span><text:span text:style-name="T109">y</text:span><text:span text:style-name="T99">)</text:span><text:span text:style-name="T101"> </text:span><text:span text:style-name="T138">| {</text:span><text:span text:style-name="T106">q</text:span><text:span text:style-name="T13">y <text:s/></text:span><text:span text:style-name="T96">&lt;: q</text:span><text:span text:style-name="T13"> </text:span><text:span text:style-name="T97">⊳ </text:span><text:span text:style-name="T108">q</text:span><text:span text:style-name="T16">P </text:span><text:span text:style-name="T99">, </text:span><text:span text:style-name="T96">q</text:span><text:span text:style-name="T13"> <text:s/></text:span><text:span text:style-name="T96">&lt;: q</text:span><text:span text:style-name="T13"> </text:span><text:span text:style-name="T97">⊳ q</text:span><text:span text:style-name="T16">ret </text:span><text:span text:style-name="T99">, </text:span><text:span text:style-name="T102">q <text:s/>&lt;: <text:s/>q</text:span><text:span text:style-name="T17">x </text:span><text:span text:style-name="T102">, </text:span><text:span text:style-name="T96">q </text:span><text:span text:style-name="T13"><text:s/></text:span><text:span text:style-name="T123">≠ </text:span><text:span text:style-name="T124">readonly</text:span><text:span text:style-name="T138">}</text:span><text:span text:style-name="T101"> <text:s text:c="29"/></text:span></text:p>
      <text:p text:style-name="P19"/>
      <text:p text:style-name="P19"/>
      <text:p text:style-name="P19"/>
      <text:p text:style-name="P19"/>
      <text:p text:style-name="P58"><text:span text:style-name="T1"><text:s text:c="5"/>Γ</text:span><text:span text:style-name="T45">q</text:span><text:span text:style-name="T1"> </text:span><text:span text:style-name="T3">⊢ </text:span><text:span text:style-name="T7">s</text:span><text:span text:style-name="T24">1</text:span><text:span text:style-name="T13"> </text:span><text:span text:style-name="T137">| {C1}</text:span><text:span text:style-name="T13"> <text:s text:c="5"/></text:span><text:span text:style-name="T96">Γ</text:span><text:span text:style-name="T45">q</text:span><text:span text:style-name="T96"> </text:span><text:span text:style-name="T97">⊢ </text:span><text:span text:style-name="T115">s</text:span><text:span text:style-name="T24">2</text:span><text:span text:style-name="T96"> </text:span><text:span text:style-name="T137">| {C2}</text:span></text:p>
      <text:p text:style-name="P12"><draw:line text:anchor-type="paragraph" draw:z-index="6" draw:name="Shape1" draw:style-name="gr1" draw:text-style-name="P115" svg:x1="-0.254cm" svg:y1="0.363cm" svg:x2="7.087cm" svg:y2="0.363cm"><text:p/></draw:line> <text:s text:c="122"/>(T-<text:span text:style-name="T236">SEQ</text:span> )</text:p>
      <text:p text:style-name="P12"><text:s text:c="13"/>Γ<text:span text:style-name="T89">q</text:span> <text:span text:style-name="T170">⊢</text:span> <text:span text:style-name="T236">s</text:span><text:span text:style-name="T53">1</text:span><text:span text:style-name="T236">;s</text:span><text:span text:style-name="T53">2 </text:span><text:span text:style-name="T273">| {C1 , C2}</text:span></text:p>
      <text:p text:style-name="P19"/>
      <text:p text:style-name="P19"/>
      <text:p text:style-name="P19"/>
      <text:p text:style-name="P42">Figure <text:span text:style-name="T243">3</text:span> <text:span text:style-name="T243">Statement</text:span> typing</text:p>
      <text:p text:style-name="P19"/>
      <text:p text:style-name="P41"/>
      <text:p text:style-name="P41"/>
      <text:p text:style-name="P41"/>
      <text:p text:style-name="P41"/>
      <text:p text:style-name="P41">Well-formdness Rules</text:p>
      <text:p text:style-name="P41"/>
      <text:p text:style-name="P34"><text:s/><text:span text:style-name="T254">fType(fd) = q <text:s text:c="6"/>C &lt;: D <text:s text:c="7"/>fd ∉fields(D) </text:span></text:p>
      <text:p text:style-name="P22"><draw:line text:anchor-type="paragraph" draw:z-index="10" draw:name="Shape1" draw:style-name="gr1" draw:text-style-name="P115" svg:x1="-0.307cm" svg:y1="0.443cm" svg:x2="9.227cm" svg:y2="0.443cm"><text:p/></draw:line> <text:s text:c="122"/><text:span text:style-name="T240">(WF-FLD)</text:span> <text:s text:c="10"/></text:p>
      <text:p text:style-name="P90"><text:span text:style-name="T170"><text:s text:c="8"/>⊢</text:span><text:span text:style-name="T67">C</text:span><text:span text:style-name="T170"> <text:s/>fd is OK | {q ≠ polymutable}</text:span></text:p>
      <text:p text:style-name="P27"/>
      <text:p text:style-name="P27"/>
      <text:p text:style-name="P27"/>
      <text:p text:style-name="P27"/>
      <text:p text:style-name="P27"/>
      <text:p text:style-name="P20"><draw:line text:anchor-type="paragraph" draw:z-index="7" draw:name="Shape1" draw:style-name="gr1" draw:text-style-name="P115" svg:x1="-0.307cm" svg:y1="0.443cm" svg:x2="11.296cm" svg:y2="0.418cm"><text:p/></draw:line> <text:s text:c="104"/><text:span text:style-name="T240">(WF-CONS-OBJECT)</text:span> <text:s text:c="10"/></text:p>
      <text:p text:style-name="P13"><text:span text:style-name="T170"><text:s text:c="8"/>⊢ </text:span><text:span text:style-name="T60">object</text:span><text:span text:style-name="T170"> kd is OK | {}</text:span></text:p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94">cBody(<text:span text:style-name="T245">kd</text:span>) = super(<text:span text:style-name="T236">g</text:span>); <text:span text:style-name="T173">this.f = f <text:s text:c="7"/>typeof(kd) = </text:span><text:span text:style-name="T220">q</text:span><text:span text:style-name="T55">p</text:span><text:span text:style-name="T171"> →q</text:span><text:span text:style-name="T58">ret</text:span><text:span text:style-name="T170"> </text:span></text:p>
      <text:p text:style-name="P95"><text:span text:style-name="T180">Γ = (this : underinitialized q</text:span><text:span text:style-name="T59">ret, <text:s/></text:span><text:span text:style-name="T239"><text:s/></text:span><text:span text:style-name="T221">p</text:span><text:span text:style-name="T239"> : </text:span><text:span text:style-name="T219">_</text:span><text:span text:style-name="T239"> </text:span><text:span text:style-name="T220">q</text:span><text:span text:style-name="T55">p</text:span><text:span text:style-name="T229">, </text:span><text:span text:style-name="T222">y</text:span><text:span text:style-name="T228"> : </text:span><text:span text:style-name="T56">_</text:span><text:span text:style-name="T228"> </text:span><text:span text:style-name="T222">q</text:span><text:span text:style-name="T56">local</text:span><text:span text:style-name="T239">) </text:span></text:p>
      <text:p text:style-name="P94"><text:span text:style-name="T239">Γ</text:span><text:span text:style-name="T86">q</text:span><text:span text:style-name="T239"> <text:s/>⊢ </text:span><text:span text:style-name="T12"><text:s/></text:span><text:span text:style-name="T237">super(</text:span><text:span text:style-name="T223">y</text:span><text:span text:style-name="T237">) in kd | {C1} <text:s text:c="2"/>Γ</text:span><text:span text:style-name="T86">q</text:span><text:span text:style-name="T237"> ⊢ this.f = f | {C2}</text:span></text:p>
      <text:p text:style-name="P19"><draw:line text:anchor-type="paragraph" draw:z-index="5" draw:name="Shape1" draw:style-name="gr1" draw:text-style-name="P115" svg:x1="-0.307cm" svg:y1="0.443cm" svg:x2="12.956cm" svg:y2="0.418cm"><text:p/></draw:line> <text:s text:c="120"/><text:span text:style-name="T240">(WF-CONS)</text:span></text:p>
      <text:p text:style-name="P91"><text:span text:style-name="T170"><text:s/>⊢</text:span><text:span text:style-name="T64">C</text:span><text:span text:style-name="T170"> kd is OK | {q</text:span><text:span text:style-name="T58">ret </text:span><text:span text:style-name="T253">≠ readonly , q</text:span><text:span text:style-name="T58">ret </text:span><text:span text:style-name="T253">≠ polymutable , C1 , C2}</text:span></text:p>
      <text:p text:style-name="P11"/>
      <text:p text:style-name="P14"><text:span text:style-name="T214">Note</text:span><text:span text:style-name="T244">: <text:s/></text:span><text:s/><text:span text:style-name="T170">⊢</text:span><text:span text:style-name="T64">C</text:span><text:span text:style-name="T61"> </text:span><text:span text:style-name="T65">kd</text:span><text:span text:style-name="T241"> reads “constructor kd in class C is well-formed”.</text:span></text:p>
      <text:p text:style-name="P23"/>
      <text:p text:style-name="P28"/>
      <text:p text:style-name="P28"/>
      <text:p text:style-name="P28"/>
      <text:p text:style-name="P28"/>
      <text:p text:style-name="P30"><text:span text:style-name="T242">m</text:span>Body(<text:span text:style-name="T242">md</text:span>) = <text:span text:style-name="T225">s</text:span><text:span text:style-name="T173">;return z <text:s text:c="7"/>typeof(md) = q</text:span><text:span text:style-name="T58">this</text:span><text:span text:style-name="T238">, </text:span><text:span text:style-name="T218">q</text:span><text:span text:style-name="T58">p</text:span><text:span text:style-name="T238"> →q</text:span><text:span text:style-name="T58">ret</text:span><text:span text:style-name="T236"> </text:span></text:p>
      <text:p text:style-name="P30"><text:span text:style-name="T180">Γ</text:span><text:span text:style-name="T87">q</text:span><text:span text:style-name="T180"> = (this : q</text:span><text:span text:style-name="T63">this</text:span><text:span text:style-name="T242">,</text:span><text:span text:style-name="T59"> </text:span><text:span text:style-name="T239"><text:s/></text:span><text:span text:style-name="T221">p</text:span><text:span text:style-name="T239"> : </text:span><text:span text:style-name="T220">q</text:span><text:span text:style-name="T55">p</text:span><text:span text:style-name="T229">, </text:span><text:span text:style-name="T55"><text:s/></text:span><text:span text:style-name="T222">y</text:span><text:span text:style-name="T228"> : </text:span><text:span text:style-name="T222">q</text:span><text:span text:style-name="T56">local</text:span><text:span text:style-name="T239">) <text:s text:c="3"/>Γ</text:span><text:span text:style-name="T88">q</text:span><text:span text:style-name="T239"> <text:s/>⊢ </text:span><text:span text:style-name="T221">s</text:span><text:span text:style-name="T12"> </text:span><text:span text:style-name="T242"><text:s/>| {C1} <text:s/>Γ</text:span><text:span text:style-name="T87">q</text:span><text:span text:style-name="T242">(z) &lt;: q</text:span><text:span text:style-name="T63">ret </text:span><text:span text:style-name="T274">| {C2}</text:span></text:p>
      <text:p text:style-name="P40">Standard method overriding rule <text:span text:style-name="T274">holds | {C3}</text:span></text:p>
      <text:p text:style-name="P24"><draw:line text:anchor-type="paragraph" draw:z-index="8" draw:name="Shape1" draw:style-name="gr1" draw:text-style-name="P115" svg:x1="-0.307cm" svg:y1="0.443cm" svg:x2="13.725cm" svg:y2="0.418cm"><text:p/></draw:line> <text:s text:c="120"/><text:span text:style-name="T240">(WF-METH)</text:span></text:p>
      <text:p text:style-name="P59"><text:span text:style-name="T97"><text:s text:c="5"/>⊢</text:span><text:span text:style-name="T29">C</text:span><text:span text:style-name="T97"> </text:span><text:span text:style-name="T117">m</text:span><text:span text:style-name="T118">d</text:span><text:span text:style-name="T97"> is OK </text:span><text:span text:style-name="T139">| {C1 , C2 , C3}</text:span></text:p>
      <text:p text:style-name="P44"/>
      <text:p text:style-name="P44"/>
      <text:p text:style-name="P98"/>
      <text:p text:style-name="P99"/>
      <text:p text:style-name="P99"/>
      <text:p text:style-name="P44"/>
      <text:p text:style-name="P15"><text:span text:style-name="T170"><text:s/>⊢</text:span><text:span text:style-name="T67">C</text:span><text:span text:style-name="T170"> <text:s/></text:span><text:span text:style-name="T220">f</text:span><text:span text:style-name="T227">d</text:span><text:span text:style-name="T170"> is OK <text:s/>| {C1} <text:s text:c="6"/>⊢</text:span><text:span text:style-name="T66">C</text:span><text:span text:style-name="T170"> kd is OK | {C2} <text:s text:c="10"/>⊢</text:span><text:span text:style-name="T72">C</text:span><text:span text:style-name="T170"> </text:span><text:span text:style-name="T220">md</text:span><text:span text:style-name="T170"> is OK | {C3}</text:span></text:p>
      <text:p text:style-name="P21"><draw:line text:anchor-type="paragraph" draw:z-index="9" draw:name="Shape1" draw:style-name="gr1" draw:text-style-name="P115" svg:x1="-0.307cm" svg:y1="0.443cm" svg:x2="14.518cm" svg:y2="0.418cm"><text:p/></draw:line> <text:s text:c="119"/><text:span text:style-name="T240">(WF-CLASS) <text:s text:c="17"/></text:span></text:p>
      <text:p text:style-name="P21"><text:span text:style-name="T247"><text:s text:c="32"/></text:span><text:span text:style-name="T190">⊢ </text:span><text:span text:style-name="T191">C </text:span><text:span text:style-name="T190">is OK </text:span><text:span text:style-name="T207">| {C1 , C2 , C3}</text:span></text:p>
      <text:p text:style-name="P43"/>
      <text:p text:style-name="P44">Figure 4 Well-formdness typing</text:p>
      <text:p text:style-name="P44"/>
      <text:p text:style-name="P45"/>
      <text:p text:style-name="P45"/>
      <text:p text:style-name="P45"/>
      <text:p text:style-name="P53">Extension to real Java</text:p>
      <text:p text:style-name="P45"/>
      <text:p text:style-name="P45"/>
      <text:p text:style-name="P45"/>
      <text:p text:style-name="P104">In real Java, there are static fields, static methods, initialization blocks.</text:p>
      <text:p text:style-name="P104"/>
      <text:p text:style-name="P108">Helper Method</text:p>
      <text:p text:style-name="P108"><text:soft-page-break/></text:p>
      <text:p text:style-name="Standard"><text:span text:style-name="T140">usedQualifiers(</text:span><text:span text:style-name="T141">s</text:span><text:span text:style-name="T140">) returns all mutability qualifiers used in </text:span><text:span text:style-name="T141">s</text:span> <text:span text:style-name="T266">recursively</text:span></text:p>
      <text:p text:style-name="P104"/>
      <text:p text:style-name="P105"><text:span text:style-name="T173">cd ::= class C extends D { </text:span><text:span text:style-name="T176">sf</text:span><text:span text:style-name="T174">d</text:span><text:span text:style-name="T173"> </text:span><text:span text:style-name="T174">fd</text:span><text:span text:style-name="T172">; </text:span><text:span text:style-name="T226">sib</text:span><text:span text:style-name="T172"> </text:span><text:span text:style-name="T226">ib</text:span><text:span text:style-name="T172"> kd </text:span><text:span text:style-name="T176">sm</text:span><text:span text:style-name="T174">d</text:span><text:span text:style-name="T172"> </text:span><text:span text:style-name="T174">md </text:span><text:span text:style-name="T172">} <text:s text:c="48"/>class</text:span></text:p>
      <text:p text:style-name="P68"><text:span text:style-name="T263">s</text:span>fd ::<text:span text:style-name="T173">= static q C sf <text:s text:c="93"/>static field</text:span></text:p>
      <text:p text:style-name="P106"><text:span text:style-name="T263">s</text:span>md ::= <text:span text:style-name="T263">static </text:span>t <text:span text:style-name="T235">C s</text:span>m ( t <text:span text:style-name="T235">C </text:span>x ) { <text:span text:style-name="T174">t </text:span><text:span text:style-name="T175">C </text:span><text:span text:style-name="T174">y</text:span> <text:span text:style-name="T175">s</text:span>; return <text:span text:style-name="T242">z;</text:span> } <text:s text:c="40"/><text:span text:style-name="T263">static method</text:span></text:p>
      <text:p text:style-name="P50"><text:span text:style-name="T265">s</text:span>ib ::= <text:span text:style-name="T266">static</text:span>{<text:span text:style-name="T174">s</text:span><text:span text:style-name="T173">;</text:span>} <text:s text:c="75"/><text:span text:style-name="T265">static initialization block</text:span></text:p>
      <text:p text:style-name="P103">ib ::= {<text:span text:style-name="T174">s</text:span><text:span text:style-name="T173">;</text:span>} <text:s text:c="95"/><text:span text:style-name="T265">initialization</text:span> <text:span text:style-name="T265">block</text:span></text:p>
      <text:p text:style-name="P50"/>
      <text:p text:style-name="P50"/>
      <text:p text:style-name="P35"><text:s text:c="36"/><text:span text:style-name="T254">fType(sfd) = q <text:s text:c="2"/></text:span></text:p>
      <text:p text:style-name="P85"><draw:line text:anchor-type="paragraph" draw:z-index="13" draw:name="Shape1" draw:style-name="gr1" draw:text-style-name="P115" svg:x1="-0.307cm" svg:y1="0.443cm" svg:x2="12.21cm" svg:y2="0.395cm"><text:p/></draw:line> <text:s text:c="109"/>(WF-STATIC-FLD) <text:s text:c="9"/><text:span text:style-name="T190">⊢ <text:s/>sfd is OK | {q ≠ <text:s/>polymutable , q ≠ receiverdependantmutable}</text:span></text:p>
      <text:p text:style-name="P46"/>
      <text:p text:style-name="P46"/>
      <text:p text:style-name="P46"/>
      <text:p text:style-name="P29"><text:span text:style-name="T242">m</text:span>Body(<text:span text:style-name="T264">smd</text:span>) = <text:span text:style-name="T213">s</text:span><text:span text:style-name="T236">;return z <text:s text:c="7"/>typeof(smd) = </text:span><text:span text:style-name="T218">q</text:span><text:span text:style-name="T58">p</text:span><text:span text:style-name="T238"> →q</text:span><text:span text:style-name="T58">ret</text:span><text:span text:style-name="T236"> </text:span></text:p>
      <text:p text:style-name="P29"><text:span text:style-name="T180">Γ</text:span><text:span text:style-name="T93">q</text:span><text:span text:style-name="T180"> = (</text:span><text:span text:style-name="T221">p</text:span><text:span text:style-name="T239"> : </text:span><text:span text:style-name="T220">q</text:span><text:span text:style-name="T55">p</text:span><text:span text:style-name="T229">, </text:span><text:span text:style-name="T55"><text:s/></text:span><text:span text:style-name="T222">y</text:span><text:span text:style-name="T228"> : </text:span><text:span text:style-name="T222">q</text:span><text:span text:style-name="T56">local</text:span><text:span text:style-name="T239">) <text:s text:c="11"/>Γ</text:span><text:span text:style-name="T93">q</text:span><text:span text:style-name="T239"> <text:s/>⊢ </text:span><text:span text:style-name="T12"><text:s/></text:span><text:span text:style-name="T212">s </text:span><text:span text:style-name="T242"><text:s/>| {C1} <text:s text:c="16"/>Γ</text:span><text:span text:style-name="T93">q</text:span><text:span text:style-name="T242">(z) &lt;: q</text:span><text:span text:style-name="T63">ret </text:span><text:span text:style-name="T280">| {C2}</text:span></text:p>
      <text:p text:style-name="P25"><draw:line text:anchor-type="paragraph" draw:z-index="14" draw:name="Shape1" draw:style-name="gr1" draw:text-style-name="P115" svg:x1="-0.307cm" svg:y1="0.443cm" svg:x2="14.518cm" svg:y2="0.418cm"><text:p/></draw:line> <text:s text:c="116"/></text:p>
      <text:p text:style-name="P101"><text:span text:style-name="T170"><text:s text:c="2"/>⊢ smd is OK | {C1 , C2 , </text:span><text:span text:style-name="T220">q</text:span><text:span text:style-name="T55">p </text:span><text:span text:style-name="T230">≠ receiverdependantmutable , </text:span><text:span text:style-name="T232">q</text:span><text:span text:style-name="T57">ret</text:span><text:span text:style-name="T55"> </text:span><text:span text:style-name="T230">≠ receiverdependantmutable , </text:span><text:span text:style-name="T233">foreach q in</text:span><text:span text:style-name="T231"> usedQualifiers(</text:span><text:span text:style-name="T175">s</text:span><text:span text:style-name="T177">;return z</text:span><text:span text:style-name="T234">) : </text:span><text:span text:style-name="T233">q </text:span><text:span text:style-name="T232">≠</text:span><text:span text:style-name="T233"> </text:span><text:span text:style-name="T230">receiverdependantmutable</text:span><text:span text:style-name="T170">}</text:span></text:p>
      <text:p text:style-name="P100">(WF-STATIC-METH)</text:p>
      <text:p text:style-name="P47"/>
      <text:p text:style-name="P47"><text:tab/><text:tab/><text:tab/><text:tab/><text:tab/><text:tab/><text:tab/><text:tab/><text:tab/><text:tab/><text:tab/></text:p>
      <text:p text:style-name="P36"><text:span text:style-name="T254"><text:s text:c="36"/>Γ</text:span><text:span text:style-name="T91">q</text:span><text:span text:style-name="T254"> ⊢ </text:span><text:span text:style-name="T213">s</text:span><text:span text:style-name="T254"> | {C} <text:s text:c="5"/></text:span></text:p>
      <text:p text:style-name="P88"><draw:line text:anchor-type="paragraph" draw:z-index="15" draw:name="Shape1" draw:style-name="gr1" draw:text-style-name="P115" svg:x1="-0.307cm" svg:y1="0.443cm" svg:x2="12.21cm" svg:y2="0.395cm"><text:p/></draw:line> <text:s text:c="108"/>(WF-STATIC-BLK) <text:s text:c="10"/><text:span text:style-name="T190">⊢ <text:s/>sib is OK | {C , </text:span><text:span text:style-name="T210">foreach q in</text:span><text:span text:style-name="T209"> usedQualifiers(</text:span><text:span text:style-name="T212">s</text:span><text:span text:style-name="T192">) : </text:span><text:span text:style-name="T210">q </text:span><text:span text:style-name="T190">≠</text:span><text:span text:style-name="T210"> </text:span><text:span text:style-name="T196">receiverdependantmutable</text:span><text:span text:style-name="T192"> }</text:span></text:p>
      <text:p text:style-name="P48"/>
      <text:p text:style-name="P48"/>
      <text:p text:style-name="P114"><text:span text:style-name="T144"><text:s text:c="39"/>Γ</text:span><text:span text:style-name="T47">q</text:span><text:span text:style-name="T144"> ⊢ <text:s/></text:span><text:span text:style-name="T142">s </text:span>| {C} <text:s text:c="2"/></text:p>
      <text:p text:style-name="P86"><draw:line text:anchor-type="paragraph" draw:z-index="16" draw:name="Shape1" draw:style-name="gr1" draw:text-style-name="P115" svg:x1="-0.307cm" svg:y1="0.443cm" svg:x2="12.21cm" svg:y2="0.395cm"><text:p/></draw:line> <text:s text:c="122"/>(WF-BLK) <text:s text:c="10"/></text:p>
      <text:p text:style-name="P49"><text:tab/><text:tab/><text:tab/> <text:s text:c="3"/><text:span text:style-name="T170">⊢</text:span><text:span text:style-name="T67">C</text:span><text:span text:style-name="T170"> <text:s/>ib is OK | {c}</text:span></text:p>
      <text:p text:style-name="P49"/>
      <text:p text:style-name="P49"/>
      <text:p text:style-name="P18"><text:span text:style-name="T190">⊢ <text:s/></text:span><text:span text:style-name="T198">sfd</text:span><text:span text:style-name="T190"> is OK </text:span><text:span text:style-name="T211">| {C1}</text:span><text:span text:style-name="T170"> <text:s text:c="4"/>⊢</text:span><text:span text:style-name="T67">C</text:span><text:span text:style-name="T170"> <text:s/></text:span><text:span text:style-name="T220">f</text:span><text:span text:style-name="T227">d</text:span><text:span text:style-name="T170"> is OK | {C2} <text:s text:c="2"/>⊢</text:span><text:span text:style-name="T66">C</text:span><text:span text:style-name="T170"> kd is OK | {C3} <text:s/></text:span><text:span text:style-name="T190">⊢ </text:span><text:span text:style-name="T198">smd</text:span><text:span text:style-name="T190"> is OK</text:span><text:span text:style-name="T170"> | {C4} <text:s text:c="2"/>⊢</text:span><text:span text:style-name="T73">C</text:span><text:span text:style-name="T170"> </text:span><text:span text:style-name="T220">md</text:span><text:span text:style-name="T170"> is OK | {C5} </text:span><text:span text:style-name="T190">⊢ <text:s/></text:span><text:span text:style-name="T198">sib</text:span><text:span text:style-name="T190"> is OK </text:span><text:span text:style-name="T211">| {C6}</text:span><text:span text:style-name="T190"> <text:s text:c="3"/>⊢</text:span><text:span text:style-name="T92">C</text:span><text:span text:style-name="T190"> <text:s/></text:span><text:span text:style-name="T198">ib</text:span><text:span text:style-name="T190"> is OK </text:span><text:span text:style-name="T211">| {C7}</text:span></text:p>
      <text:p text:style-name="P26"><draw:line text:anchor-type="paragraph" draw:z-index="17" draw:name="Shape1" draw:style-name="gr1" draw:text-style-name="P115" svg:x1="-0.307cm" svg:y1="0.443cm" svg:x2="14.518cm" svg:y2="0.418cm"><text:p/></draw:line> <text:s text:c="119"/><text:span text:style-name="T240">(WF-CLASS) <text:s text:c="17"/></text:span></text:p>
      <text:p text:style-name="P51"><text:span text:style-name="T247"><text:s text:c="20"/></text:span><text:span text:style-name="T170">⊢ C is OK | {C1 , C2 , C3 , C4 , C5 , C6 , C7}</text:span></text:p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MT Extra" svg:font-family="'MT Extra'" style:font-family-generic="roman" style:font-pitch="variable"/>
    <style:font-face style:name="Noto Sans CJK SC Regular" svg:font-family="'Noto Sans CJK SC Regular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.953cm" fo:margin-right="0cm" fo:margin-top="0.212cm" fo:margin-bottom="0cm" loext:contextual-spacing="false" fo:line-height="100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2.064cm" fo:margin-right="0cm" fo:margin-top="0.212cm" fo:margin-bottom="0cm" loext:contextual-spacing="false" fo:line-height="100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3.175cm" fo:margin-right="0cm" fo:margin-top="0.212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4.44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ff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953cm" fo:margin-right="0cm" fo:margin-top="0.212cm" fo:margin-bottom="0cm" loext:contextual-spacing="false" fo:line-height="100%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953cm" fo:margin-right="0cm" fo:margin-top="0.212cm" fo:margin-bottom="0cm" loext:contextual-spacing="false" fo:line-height="100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2.064cm" fo:margin-right="0cm" fo:margin-top="0.212cm" fo:margin-bottom="0cm" loext:contextual-spacing="false" fo:line-height="100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3.175cm" fo:margin-right="0cm" fo:margin-top="0.212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4.44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16:39:47.549621336</meta:creation-date>
    <dc:date>2017-11-02T00:56:06.815739579</dc:date>
    <meta:editing-duration>P1DT13H19M5S</meta:editing-duration>
    <meta:editing-cycles>460</meta:editing-cycles>
    <meta:generator>LibreOffice/5.1.4.2$Linux_X86_64 LibreOffice_project/10m0$Build-2</meta:generator>
    <meta:document-statistic meta:table-count="0" meta:image-count="0" meta:object-count="0" meta:page-count="5" meta:paragraph-count="95" meta:word-count="934" meta:character-count="8157" meta:non-whitespace-character-count="3638"/>
  </office:meta>
</office:document-meta>
</file>